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rial" style:font-name-asian="Arial" style:font-name-complex="Arial"/>
    </style:style>
    <style:style style:name="ce5" style:family="table-cell" style:parent-style-name="Percent" style:data-style-name="N14">
      <style:table-cell-properties fo:border="thin solid #000000" style:vertical-align="middl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Microsoft JhengHei" style:font-name-asian="Microsoft JhengHei" style:font-name-complex="Microsoft JhengHe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98638888888889cm"/>
    </style:style>
    <style:style style:name="co3" style:family="table-column">
      <style:table-column-properties fo:break-before="auto" style:column-width="2.89277777777778cm" style:use-optimal-column-width="true"/>
    </style:style>
    <style:style style:name="co4" style:family="table-column">
      <style:table-column-properties fo:break-before="auto" style:column-width="2.89277777777778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46944444444444cm" style:use-optimal-column-width="true"/>
    </style:style>
    <style:style style:name="co7" style:family="table-column">
      <style:table-column-properties fo:break-before="auto" style:column-width="1.39347222222222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4">
            <text:p>Hotel</text:p>
          </table:table-cell>
          <table:table-cell office:value-type="string" table:style-name="ce4">
            <text:p>Area</text:p>
          </table:table-cell>
          <table:table-cell office:value-type="string" table:style-name="ce4">
            <text:p>Room</text:p>
          </table:table-cell>
          <table:table-cell office:value-type="string" table:style-name="ce3">
            <text:p>Demand</text:p>
          </table:table-cell>
          <table:table-cell office:value-type="string" table:style-name="ce5">
            <text:p>Occupancy</text:p>
          </table:table-cell>
          <table:table-cell office:value-type="string" table:style-name="ce3">
            <text:p>ADR</text:p>
          </table:table-cell>
          <table:table-cell office:value-type="string" table:style-name="ce4">
            <text:p>Room_Revenue</text:p>
          </table:table-cell>
          <table:table-cell office:value-type="string" table:style-name="ce3">
            <text:p>F&amp;B_Revenue</text:p>
          </table:table-cell>
          <table:table-cell office:value-type="string" table:style-name="ce4">
            <text:p>Total_Revenu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圓⼭⼤飯店</text:span></text:p>
          </table:table-cell>
          <table:table-cell office:value-type="string" table:style-name="ce2">
            <text:p>Taipei</text:p>
          </table:table-cell>
          <table:table-cell office:value-type="float" office:value="500" table:style-name="ce2">
            <text:p>500</text:p>
          </table:table-cell>
          <table:table-cell office:value-type="float" office:value="11859" table:style-name="ce2">
            <text:p>11859</text:p>
          </table:table-cell>
          <table:table-cell office:value-type="string" table:style-name="ce2">
            <text:p><text:span text:style-name="T1">79.06%</text:span></text:p>
          </table:table-cell>
          <table:table-cell office:value-type="float" office:value="4049" table:style-name="ce2">
            <text:p>4049</text:p>
          </table:table-cell>
          <table:table-cell office:value-type="float" office:value="48018312" table:style-name="ce2">
            <text:p>48018312</text:p>
          </table:table-cell>
          <table:table-cell office:value-type="float" office:value="47856327" table:style-name="ce2">
            <text:p>47856327</text:p>
          </table:table-cell>
          <table:table-cell office:value-type="float" office:value="109087678" table:style-name="ce1">
            <text:p>1090876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賓⼤飯店</text:span></text:p>
          </table:table-cell>
          <table:table-cell office:value-type="string" table:style-name="ce2">
            <text:p>Taipei</text:p>
          </table:table-cell>
          <table:table-cell office:value-type="float" office:value="422" table:style-name="ce2">
            <text:p>422</text:p>
          </table:table-cell>
          <table:table-cell office:value-type="float" office:value="8839" table:style-name="ce2">
            <text:p>8839</text:p>
          </table:table-cell>
          <table:table-cell office:value-type="string" table:style-name="ce2">
            <text:p><text:span text:style-name="T1">69.82%</text:span></text:p>
          </table:table-cell>
          <table:table-cell office:value-type="float" office:value="3947" table:style-name="ce2">
            <text:p>3947</text:p>
          </table:table-cell>
          <table:table-cell office:value-type="float" office:value="34889303" table:style-name="ce2">
            <text:p>34889303</text:p>
          </table:table-cell>
          <table:table-cell office:value-type="float" office:value="65307831" table:style-name="ce2">
            <text:p>65307831</text:p>
          </table:table-cell>
          <table:table-cell office:value-type="float" office:value="106694543" table:style-name="ce1">
            <text:p>1066945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-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華國⼤飯店</text:span></text:p>
          </table:table-cell>
          <table:table-cell office:value-type="string" table:style-name="ce2">
            <text:p>Taipei</text:p>
          </table:table-cell>
          <table:table-cell office:value-type="float" office:value="326" table:style-name="ce2">
            <text:p>326</text:p>
          </table:table-cell>
          <table:table-cell office:value-type="float" office:value="8023" table:style-name="ce2">
            <text:p>8023</text:p>
          </table:table-cell>
          <table:table-cell office:value-type="string" table:style-name="ce2">
            <text:p><text:span text:style-name="T1">82.03%</text:span></text:p>
          </table:table-cell>
          <table:table-cell office:value-type="float" office:value="3081" table:style-name="ce2">
            <text:p>3081</text:p>
          </table:table-cell>
          <table:table-cell office:value-type="float" office:value="24720379" table:style-name="ce2">
            <text:p>24720379</text:p>
          </table:table-cell>
          <table:table-cell office:value-type="float" office:value="7719544" table:style-name="ce2">
            <text:p>7719544</text:p>
          </table:table-cell>
          <table:table-cell office:value-type="float" office:value="34209508" table:style-name="ce1">
            <text:p>3420950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Imperial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泰王⼦⼤飯店</text:span></text:p>
          </table:table-cell>
          <table:table-cell office:value-type="string" table:style-name="ce2">
            <text:p>Taipei</text:p>
          </table:table-cell>
          <table:table-cell office:value-type="float" office:value="213" table:style-name="ce2">
            <text:p>213</text:p>
          </table:table-cell>
          <table:table-cell office:value-type="float" office:value="4455" table:style-name="ce2">
            <text:p>4455</text:p>
          </table:table-cell>
          <table:table-cell office:value-type="string" table:style-name="ce2">
            <text:p><text:span text:style-name="T1">69.72%</text:span></text:p>
          </table:table-cell>
          <table:table-cell office:value-type="float" office:value="2796" table:style-name="ce2">
            <text:p>2796</text:p>
          </table:table-cell>
          <table:table-cell office:value-type="float" office:value="12457926" table:style-name="ce2">
            <text:p>12457926</text:p>
          </table:table-cell>
          <table:table-cell office:value-type="float" office:value="7290588" table:style-name="ce2">
            <text:p>7290588</text:p>
          </table:table-cell>
          <table:table-cell office:value-type="float" office:value="22579152" table:style-name="ce1">
            <text:p>225791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LORIA</text:span><text:span text:style-name="T1"><text:s/>PRINC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王⼤飯店</text:span></text:p>
          </table:table-cell>
          <table:table-cell office:value-type="string" table:style-name="ce2">
            <text:p>Taipei</text:p>
          </table:table-cell>
          <table:table-cell office:value-type="float" office:value="97" table:style-name="ce2">
            <text:p>97</text:p>
          </table:table-cell>
          <table:table-cell office:value-type="float" office:value="1823" table:style-name="ce2">
            <text:p>1823</text:p>
          </table:table-cell>
          <table:table-cell office:value-type="string" table:style-name="ce2">
            <text:p><text:span text:style-name="T1">62.65%</text:span></text:p>
          </table:table-cell>
          <table:table-cell office:value-type="float" office:value="1624" table:style-name="ce2">
            <text:p>1624</text:p>
          </table:table-cell>
          <table:table-cell office:value-type="float" office:value="2960928" table:style-name="ce2">
            <text:p>2960928</text:p>
          </table:table-cell>
          <table:table-cell office:value-type="float" office:value="736263" table:style-name="ce2">
            <text:p>736263</text:p>
          </table:table-cell>
          <table:table-cell office:value-type="float" office:value="3787611" table:style-name="ce1">
            <text:p>37876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mpero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豪景⼤酒店</text:span></text:p>
          </table:table-cell>
          <table:table-cell office:value-type="string" table:style-name="ce2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4806" table:style-name="ce2">
            <text:p>4806</text:p>
          </table:table-cell>
          <table:table-cell office:value-type="string" table:style-name="ce2">
            <text:p><text:span text:style-name="T1">76.65%</text:span></text:p>
          </table:table-cell>
          <table:table-cell office:value-type="float" office:value="2108" table:style-name="ce2">
            <text:p>2108</text:p>
          </table:table-cell>
          <table:table-cell office:value-type="float" office:value="10132598" table:style-name="ce2">
            <text:p>10132598</text:p>
          </table:table-cell>
          <table:table-cell office:value-type="float" office:value="1002338" table:style-name="ce2">
            <text:p>1002338</text:p>
          </table:table-cell>
          <table:table-cell office:value-type="float" office:value="11420147" table:style-name="ce1">
            <text:p>114201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iverview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凱撒⼤飯店</text:span></text:p>
          </table:table-cell>
          <table:table-cell office:value-type="string" table:style-name="ce2">
            <text:p>Taipei</text:p>
          </table:table-cell>
          <table:table-cell office:value-type="float" office:value="478" table:style-name="ce2">
            <text:p>478</text:p>
          </table:table-cell>
          <table:table-cell office:value-type="float" office:value="12342" table:style-name="ce2">
            <text:p>12342</text:p>
          </table:table-cell>
          <table:table-cell office:value-type="string" table:style-name="ce2">
            <text:p><text:span text:style-name="T1">86.07%</text:span></text:p>
          </table:table-cell>
          <table:table-cell office:value-type="float" office:value="3974" table:style-name="ce2">
            <text:p>3974</text:p>
          </table:table-cell>
          <table:table-cell office:value-type="float" office:value="49042639" table:style-name="ce2">
            <text:p>49042639</text:p>
          </table:table-cell>
          <table:table-cell office:value-type="float" office:value="15766992" table:style-name="ce2">
            <text:p>15766992</text:p>
          </table:table-cell>
          <table:table-cell office:value-type="float" office:value="69589817" table:style-name="ce1">
            <text:p>695898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康華⼤飯店</text:span></text:p>
          </table:table-cell>
          <table:table-cell office:value-type="string" table:style-name="ce2">
            <text:p>Taipei</text:p>
          </table:table-cell>
          <table:table-cell office:value-type="float" office:value="215" table:style-name="ce2">
            <text:p>215</text:p>
          </table:table-cell>
          <table:table-cell office:value-type="float" office:value="4461" table:style-name="ce2">
            <text:p>4461</text:p>
          </table:table-cell>
          <table:table-cell office:value-type="string" table:style-name="ce2">
            <text:p><text:span text:style-name="T1">69.16%</text:span></text:p>
          </table:table-cell>
          <table:table-cell office:value-type="float" office:value="2511" table:style-name="ce2">
            <text:p>2511</text:p>
          </table:table-cell>
          <table:table-cell office:value-type="float" office:value="11201946" table:style-name="ce2">
            <text:p>11201946</text:p>
          </table:table-cell>
          <table:table-cell office:value-type="float" office:value="9290548" table:style-name="ce2">
            <text:p>9290548</text:p>
          </table:table-cell>
          <table:table-cell office:value-type="float" office:value="21260487" table:style-name="ce1">
            <text:p>2126048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olden</text:span><text:span text:style-name="T1"><text:s/>Chin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神旺⼤飯店</text:span></text:p>
          </table:table-cell>
          <table:table-cell office:value-type="string" table:style-name="ce2">
            <text:p>Taipei</text:p>
          </table:table-cell>
          <table:table-cell office:value-type="float" office:value="268" table:style-name="ce2">
            <text:p>268</text:p>
          </table:table-cell>
          <table:table-cell office:value-type="float" office:value="7127" table:style-name="ce2">
            <text:p>7127</text:p>
          </table:table-cell>
          <table:table-cell office:value-type="string" table:style-name="ce2">
            <text:p><text:span text:style-name="T1">88.64%</text:span></text:p>
          </table:table-cell>
          <table:table-cell office:value-type="float" office:value="2591" table:style-name="ce2">
            <text:p>2591</text:p>
          </table:table-cell>
          <table:table-cell office:value-type="float" office:value="18467829" table:style-name="ce2">
            <text:p>18467829</text:p>
          </table:table-cell>
          <table:table-cell office:value-type="float" office:value="24831511" table:style-name="ce2">
            <text:p>24831511</text:p>
          </table:table-cell>
          <table:table-cell office:value-type="float" office:value="47366754" table:style-name="ce1">
            <text:p>473667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</text:span><text:span text:style-name="T1"><text:s/>Wan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兄弟⼤飯店</text:span></text:p>
          </table:table-cell>
          <table:table-cell office:value-type="string" table:style-name="ce2">
            <text:p>Taipei</text:p>
          </table:table-cell>
          <table:table-cell office:value-type="float" office:value="250" table:style-name="ce2">
            <text:p>250</text:p>
          </table:table-cell>
          <table:table-cell office:value-type="float" office:value="5456" table:style-name="ce2">
            <text:p>5456</text:p>
          </table:table-cell>
          <table:table-cell office:value-type="string" table:style-name="ce2">
            <text:p><text:span text:style-name="T1">72.75%</text:span></text:p>
          </table:table-cell>
          <table:table-cell office:value-type="float" office:value="3553" table:style-name="ce2">
            <text:p>3553</text:p>
          </table:table-cell>
          <table:table-cell office:value-type="float" office:value="19383174" table:style-name="ce2">
            <text:p>19383174</text:p>
          </table:table-cell>
          <table:table-cell office:value-type="float" office:value="35847586" table:style-name="ce2">
            <text:p>35847586</text:p>
          </table:table-cell>
          <table:table-cell office:value-type="float" office:value="59218406" table:style-name="ce1">
            <text:p>5921840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rothe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三德⼤飯店</text:span></text:p>
          </table:table-cell>
          <table:table-cell office:value-type="string" table:style-name="ce2">
            <text:p>Taipei</text:p>
          </table:table-cell>
          <table:table-cell office:value-type="float" office:value="287" table:style-name="ce2">
            <text:p>287</text:p>
          </table:table-cell>
          <table:table-cell office:value-type="float" office:value="5431" table:style-name="ce2">
            <text:p>5431</text:p>
          </table:table-cell>
          <table:table-cell office:value-type="string" table:style-name="ce2">
            <text:p><text:span text:style-name="T1">63.08%</text:span></text:p>
          </table:table-cell>
          <table:table-cell office:value-type="float" office:value="2019" table:style-name="ce2">
            <text:p>2019</text:p>
          </table:table-cell>
          <table:table-cell office:value-type="float" office:value="10965066" table:style-name="ce2">
            <text:p>10965066</text:p>
          </table:table-cell>
          <table:table-cell office:value-type="float" office:value="3970804" table:style-name="ce2">
            <text:p>3970804</text:p>
          </table:table-cell>
          <table:table-cell office:value-type="float" office:value="17125967" table:style-name="ce1">
            <text:p>171259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antos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亞都麗緻⼤飯店</text:span></text:p>
          </table:table-cell>
          <table:table-cell office:value-type="string" table:style-name="ce2">
            <text:p>Taipei</text:p>
          </table:table-cell>
          <table:table-cell office:value-type="float" office:value="209" table:style-name="ce2">
            <text:p>209</text:p>
          </table:table-cell>
          <table:table-cell office:value-type="float" office:value="4507" table:style-name="ce2">
            <text:p>4507</text:p>
          </table:table-cell>
          <table:table-cell office:value-type="string" table:style-name="ce2">
            <text:p><text:span text:style-name="T1">71.88%</text:span></text:p>
          </table:table-cell>
          <table:table-cell office:value-type="float" office:value="4149" table:style-name="ce2">
            <text:p>4149</text:p>
          </table:table-cell>
          <table:table-cell office:value-type="float" office:value="18699041" table:style-name="ce2">
            <text:p>18699041</text:p>
          </table:table-cell>
          <table:table-cell office:value-type="float" office:value="9568511" table:style-name="ce2">
            <text:p>9568511</text:p>
          </table:table-cell>
          <table:table-cell office:value-type="float" office:value="32508217" table:style-name="ce1">
            <text:p>3250821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ndis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國聯⼤飯店</text:span></text:p>
          </table:table-cell>
          <table:table-cell office:value-type="string" table:style-name="ce2">
            <text:p>Taipei</text:p>
          </table:table-cell>
          <table:table-cell office:value-type="float" office:value="243" table:style-name="ce2">
            <text:p>243</text:p>
          </table:table-cell>
          <table:table-cell office:value-type="float" office:value="4895" table:style-name="ce2">
            <text:p>4895</text:p>
          </table:table-cell>
          <table:table-cell office:value-type="string" table:style-name="ce2">
            <text:p><text:span text:style-name="T1">67.15%</text:span></text:p>
          </table:table-cell>
          <table:table-cell office:value-type="float" office:value="2283" table:style-name="ce2">
            <text:p>2283</text:p>
          </table:table-cell>
          <table:table-cell office:value-type="float" office:value="11176185" table:style-name="ce2">
            <text:p>11176185</text:p>
          </table:table-cell>
          <table:table-cell office:value-type="float" office:value="1149253" table:style-name="ce2">
            <text:p>1149253</text:p>
          </table:table-cell>
          <table:table-cell office:value-type="float" office:value="13525645" table:style-name="ce1">
            <text:p>135256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nited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寒舍喜來登⼤飯店</text:span></text:p>
          </table:table-cell>
          <table:table-cell office:value-type="string" table:style-name="ce2">
            <text:p>Taipei</text:p>
          </table:table-cell>
          <table:table-cell office:value-type="float" office:value="688" table:style-name="ce2">
            <text:p>688</text:p>
          </table:table-cell>
          <table:table-cell office:value-type="float" office:value="14942" table:style-name="ce2">
            <text:p>14942</text:p>
          </table:table-cell>
          <table:table-cell office:value-type="string" table:style-name="ce2">
            <text:p><text:span text:style-name="T1">72.39%</text:span></text:p>
          </table:table-cell>
          <table:table-cell office:value-type="float" office:value="5173" table:style-name="ce2">
            <text:p>5173</text:p>
          </table:table-cell>
          <table:table-cell office:value-type="float" office:value="77287822" table:style-name="ce2">
            <text:p>77287822</text:p>
          </table:table-cell>
          <table:table-cell office:value-type="float" office:value="88704316" table:style-name="ce2">
            <text:p>88704316</text:p>
          </table:table-cell>
          <table:table-cell office:value-type="float" office:value="186416638" table:style-name="ce1">
            <text:p>1864166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Grand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老爺⼤酒店</text:span></text:p>
          </table:table-cell>
          <table:table-cell office:value-type="string" table:style-name="ce2">
            <text:p>Taipei</text:p>
          </table:table-cell>
          <table:table-cell office:value-type="float" office:value="202" table:style-name="ce2">
            <text:p>202</text:p>
          </table:table-cell>
          <table:table-cell office:value-type="float" office:value="5671" table:style-name="ce2">
            <text:p>5671</text:p>
          </table:table-cell>
          <table:table-cell office:value-type="string" table:style-name="ce2">
            <text:p><text:span text:style-name="T1">93.58%</text:span></text:p>
          </table:table-cell>
          <table:table-cell office:value-type="float" office:value="4839" table:style-name="ce2">
            <text:p>4839</text:p>
          </table:table-cell>
          <table:table-cell office:value-type="float" office:value="27442862" table:style-name="ce2">
            <text:p>27442862</text:p>
          </table:table-cell>
          <table:table-cell office:value-type="float" office:value="20067727" table:style-name="ce2">
            <text:p>20067727</text:p>
          </table:table-cell>
          <table:table-cell office:value-type="float" office:value="54495818" table:style-name="ce1">
            <text:p>544958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-Nikko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華⼤飯店</text:span></text:p>
          </table:table-cell>
          <table:table-cell office:value-type="string" table:style-name="ce2">
            <text:p>Taipei</text:p>
          </table:table-cell>
          <table:table-cell office:value-type="float" office:value="606" table:style-name="ce2">
            <text:p>606</text:p>
          </table:table-cell>
          <table:table-cell office:value-type="float" office:value="13374" table:style-name="ce2">
            <text:p>13374</text:p>
          </table:table-cell>
          <table:table-cell office:value-type="string" table:style-name="ce2">
            <text:p><text:span text:style-name="T1">73.56%</text:span></text:p>
          </table:table-cell>
          <table:table-cell office:value-type="float" office:value="3805" table:style-name="ce2">
            <text:p>3805</text:p>
          </table:table-cell>
          <table:table-cell office:value-type="float" office:value="50891000" table:style-name="ce2">
            <text:p>50891000</text:p>
          </table:table-cell>
          <table:table-cell office:value-type="float" office:value="34083000" table:style-name="ce2">
            <text:p>34083000</text:p>
          </table:table-cell>
          <table:table-cell office:value-type="float" office:value="102735000" table:style-name="ce1">
            <text:p>1027350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悅酒店</text:span></text:p>
          </table:table-cell>
          <table:table-cell office:value-type="string" table:style-name="ce2">
            <text:p>Taipei</text:p>
          </table:table-cell>
          <table:table-cell office:value-type="float" office:value="850" table:style-name="ce2">
            <text:p>850</text:p>
          </table:table-cell>
          <table:table-cell office:value-type="float" office:value="18283" table:style-name="ce2">
            <text:p>18283</text:p>
          </table:table-cell>
          <table:table-cell office:value-type="string" table:style-name="ce2">
            <text:p><text:span text:style-name="T1">71.70%</text:span></text:p>
          </table:table-cell>
          <table:table-cell office:value-type="float" office:value="5918" table:style-name="ce2">
            <text:p>5918</text:p>
          </table:table-cell>
          <table:table-cell office:value-type="float" office:value="108195078" table:style-name="ce2">
            <text:p>108195078</text:p>
          </table:table-cell>
          <table:table-cell office:value-type="float" office:value="88428719" table:style-name="ce2">
            <text:p>88428719</text:p>
          </table:table-cell>
          <table:table-cell office:value-type="float" office:value="222703050" table:style-name="ce1">
            <text:p>2227030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yatt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晶華酒店</text:p>
          </table:table-cell>
          <table:table-cell office:value-type="string" table:style-name="ce2">
            <text:p>Taipei</text:p>
          </table:table-cell>
          <table:table-cell office:value-type="float" office:value="538" table:style-name="ce2">
            <text:p>538</text:p>
          </table:table-cell>
          <table:table-cell office:value-type="float" office:value="13520" table:style-name="ce2">
            <text:p>13520</text:p>
          </table:table-cell>
          <table:table-cell office:value-type="string" table:style-name="ce2">
            <text:p><text:span text:style-name="T1">83.77%</text:span></text:p>
          </table:table-cell>
          <table:table-cell office:value-type="float" office:value="5648" table:style-name="ce2">
            <text:p>5648</text:p>
          </table:table-cell>
          <table:table-cell office:value-type="float" office:value="76355459" table:style-name="ce2">
            <text:p>76355459</text:p>
          </table:table-cell>
          <table:table-cell office:value-type="float" office:value="116408352" table:style-name="ce2">
            <text:p>116408352</text:p>
          </table:table-cell>
          <table:table-cell office:value-type="float" office:value="241225495" table:style-name="ce1">
            <text:p>24122549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egent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⻄華⼤飯店</text:span></text:p>
          </table:table-cell>
          <table:table-cell office:value-type="string" table:style-name="ce2">
            <text:p>Taipei</text:p>
          </table:table-cell>
          <table:table-cell office:value-type="float" office:value="343" table:style-name="ce2">
            <text:p>343</text:p>
          </table:table-cell>
          <table:table-cell office:value-type="float" office:value="8247" table:style-name="ce2">
            <text:p>8247</text:p>
          </table:table-cell>
          <table:table-cell office:value-type="string" table:style-name="ce2">
            <text:p><text:span text:style-name="T1">80.15%</text:span></text:p>
          </table:table-cell>
          <table:table-cell office:value-type="float" office:value="4372" table:style-name="ce2">
            <text:p>4372</text:p>
          </table:table-cell>
          <table:table-cell office:value-type="float" office:value="36059143" table:style-name="ce2">
            <text:p>36059143</text:p>
          </table:table-cell>
          <table:table-cell office:value-type="float" office:value="17315187" table:style-name="ce2">
            <text:p>17315187</text:p>
          </table:table-cell>
          <table:table-cell office:value-type="float" office:value="58694859" table:style-name="ce1">
            <text:p>586948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herwood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北遠東國際⼤飯店</text:span></text:p>
          </table:table-cell>
          <table:table-cell office:value-type="string" table:style-name="ce2">
            <text:p>Taipei</text:p>
          </table:table-cell>
          <table:table-cell office:value-type="float" office:value="420" table:style-name="ce2">
            <text:p>420</text:p>
          </table:table-cell>
          <table:table-cell office:value-type="float" office:value="9159" table:style-name="ce2">
            <text:p>9159</text:p>
          </table:table-cell>
          <table:table-cell office:value-type="string" table:style-name="ce2">
            <text:p><text:span text:style-name="T1">72.69%</text:span></text:p>
          </table:table-cell>
          <table:table-cell office:value-type="float" office:value="6209" table:style-name="ce2">
            <text:p>6209</text:p>
          </table:table-cell>
          <table:table-cell office:value-type="float" office:value="56871280" table:style-name="ce2">
            <text:p>56871280</text:p>
          </table:table-cell>
          <table:table-cell office:value-type="float" office:value="42783975" table:style-name="ce2">
            <text:p>42783975</text:p>
          </table:table-cell>
          <table:table-cell office:value-type="float" office:value="114882300" table:style-name="ce1">
            <text:p>1148823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's</text:span><text:span text:style-name="T1"><text:s/>Far</text:span><text:span text:style-name="T1"><text:s/>Eastern</text:span><text:span text:style-name="T1"><text:s/>Plaza</text:span><text:span text:style-name="T1"><text:s/>Hotel,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信花園酒店</text:span></text:p>
          </table:table-cell>
          <table:table-cell office:value-type="string" table:style-name="ce2">
            <text:p>Taipei</text:p>
          </table:table-cell>
          <table:table-cell office:value-type="float" office:value="203" table:style-name="ce2">
            <text:p>203</text:p>
          </table:table-cell>
          <table:table-cell office:value-type="float" office:value="5055" table:style-name="ce2">
            <text:p>5055</text:p>
          </table:table-cell>
          <table:table-cell office:value-type="string" table:style-name="ce2">
            <text:p><text:span text:style-name="T1">83.00%</text:span></text:p>
          </table:table-cell>
          <table:table-cell office:value-type="float" office:value="2237" table:style-name="ce2">
            <text:p>2237</text:p>
          </table:table-cell>
          <table:table-cell office:value-type="float" office:value="11308106" table:style-name="ce2">
            <text:p>11308106</text:p>
          </table:table-cell>
          <table:table-cell office:value-type="float" office:value="5470712" table:style-name="ce2">
            <text:p>5470712</text:p>
          </table:table-cell>
          <table:table-cell office:value-type="float" office:value="22733513" table:style-name="ce1">
            <text:p>227335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iramar</text:span><text:span text:style-name="T1"><text:s/>Garden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寒舍艾美酒店</text:span></text:p>
          </table:table-cell>
          <table:table-cell office:value-type="string" table:style-name="ce2">
            <text:p>Taipei</text:p>
          </table:table-cell>
          <table:table-cell office:value-type="float" office:value="160" table:style-name="ce2">
            <text:p>160</text:p>
          </table:table-cell>
          <table:table-cell office:value-type="float" office:value="3743" table:style-name="ce2">
            <text:p>3743</text:p>
          </table:table-cell>
          <table:table-cell office:value-type="string" table:style-name="ce2">
            <text:p><text:span text:style-name="T1">77.98%</text:span></text:p>
          </table:table-cell>
          <table:table-cell office:value-type="float" office:value="9041" table:style-name="ce2">
            <text:p>9041</text:p>
          </table:table-cell>
          <table:table-cell office:value-type="float" office:value="33840981" table:style-name="ce2">
            <text:p>33840981</text:p>
          </table:table-cell>
          <table:table-cell office:value-type="float" office:value="49392989" table:style-name="ce2">
            <text:p>49392989</text:p>
          </table:table-cell>
          <table:table-cell office:value-type="float" office:value="97470097" table:style-name="ce1">
            <text:p>9747009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e</text:span><text:span text:style-name="T1"><text:s/>Meridien</text:span><text:span text:style-name="T1"><text:s/>Taipei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</text:span><text:span text:style-name="T1">W</text:span><text:span text:style-name="T2">飯店</text:span></text:p>
          </table:table-cell>
          <table:table-cell office:value-type="string" table:style-name="ce2">
            <text:p>Taipei</text:p>
          </table:table-cell>
          <table:table-cell office:value-type="float" office:value="405" table:style-name="ce2">
            <text:p>405</text:p>
          </table:table-cell>
          <table:table-cell office:value-type="float" office:value="9927" table:style-name="ce2">
            <text:p>9927</text:p>
          </table:table-cell>
          <table:table-cell office:value-type="string" table:style-name="ce2">
            <text:p><text:span text:style-name="T1">81.70%</text:span></text:p>
          </table:table-cell>
          <table:table-cell office:value-type="float" office:value="8698" table:style-name="ce2">
            <text:p>8698</text:p>
          </table:table-cell>
          <table:table-cell office:value-type="float" office:value="86342562" table:style-name="ce2">
            <text:p>86342562</text:p>
          </table:table-cell>
          <table:table-cell office:value-type="float" office:value="41713851" table:style-name="ce2">
            <text:p>41713851</text:p>
          </table:table-cell>
          <table:table-cell office:value-type="float" office:value="145368852" table:style-name="ce1">
            <text:p>1453688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萬豪酒店</text:span></text:p>
          </table:table-cell>
          <table:table-cell office:value-type="string" table:style-name="ce2">
            <text:p>Taipei</text:p>
          </table:table-cell>
          <table:table-cell office:value-type="float" office:value="318" table:style-name="ce2">
            <text:p>318</text:p>
          </table:table-cell>
          <table:table-cell office:value-type="float" office:value="8180" table:style-name="ce2">
            <text:p>8180</text:p>
          </table:table-cell>
          <table:table-cell office:value-type="string" table:style-name="ce2">
            <text:p><text:span text:style-name="T1">85.74%</text:span></text:p>
          </table:table-cell>
          <table:table-cell office:value-type="float" office:value="5660" table:style-name="ce2">
            <text:p>5660</text:p>
          </table:table-cell>
          <table:table-cell office:value-type="float" office:value="46299793" table:style-name="ce2">
            <text:p>46299793</text:p>
          </table:table-cell>
          <table:table-cell office:value-type="float" office:value="50554664" table:style-name="ce2">
            <text:p>50554664</text:p>
          </table:table-cell>
          <table:table-cell office:value-type="float" office:value="126714485" table:style-name="ce1">
            <text:p>12671448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Marriot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美福⼤飯店</text:span></text:p>
          </table:table-cell>
          <table:table-cell office:value-type="string" table:style-name="ce2">
            <text:p>Taipei</text:p>
          </table:table-cell>
          <table:table-cell office:value-type="float" office:value="146" table:style-name="ce2">
            <text:p>146</text:p>
          </table:table-cell>
          <table:table-cell office:value-type="float" office:value="2495" table:style-name="ce2">
            <text:p>2495</text:p>
          </table:table-cell>
          <table:table-cell office:value-type="string" table:style-name="ce2">
            <text:p><text:span text:style-name="T1">56.96%</text:span></text:p>
          </table:table-cell>
          <table:table-cell office:value-type="float" office:value="6615" table:style-name="ce2">
            <text:p>6615</text:p>
          </table:table-cell>
          <table:table-cell office:value-type="float" office:value="16503886" table:style-name="ce2">
            <text:p>16503886</text:p>
          </table:table-cell>
          <table:table-cell office:value-type="float" office:value="49825269" table:style-name="ce2">
            <text:p>49825269</text:p>
          </table:table-cell>
          <table:table-cell office:value-type="float" office:value="71032124" table:style-name="ce1">
            <text:p>7103212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Mayfull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亞⼠都飯店</text:p>
          </table:table-cell>
          <table:table-cell office:value-type="string" table:style-name="ce2">
            <text:p>Taipei</text:p>
          </table:table-cell>
          <table:table-cell office:value-type="float" office:value="40" table:style-name="ce2">
            <text:p>40</text:p>
          </table:table-cell>
          <table:table-cell office:value-type="float" office:value="588" table:style-name="ce2">
            <text:p>588</text:p>
          </table:table-cell>
          <table:table-cell office:value-type="string" table:style-name="ce2">
            <text:p><text:span text:style-name="T1">49.00%</text:span></text:p>
          </table:table-cell>
          <table:table-cell office:value-type="float" office:value="2430" table:style-name="ce2">
            <text:p>2430</text:p>
          </table:table-cell>
          <table:table-cell office:value-type="float" office:value="1429044" table:style-name="ce2">
            <text:p>1429044</text:p>
          </table:table-cell>
          <table:table-cell office:value-type="float" office:value="0" table:style-name="ce2">
            <text:p>0</text:p>
          </table:table-cell>
          <table:table-cell office:value-type="float" office:value="1429044" table:style-name="ce1">
            <text:p>14290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第一⼤飯店</text:span></text:p>
          </table:table-cell>
          <table:table-cell office:value-type="string" table:style-name="ce2">
            <text:p>Taipei</text:p>
          </table:table-cell>
          <table:table-cell office:value-type="float" office:value="176" table:style-name="ce2">
            <text:p>176</text:p>
          </table:table-cell>
          <table:table-cell office:value-type="float" office:value="4179" table:style-name="ce2">
            <text:p>4179</text:p>
          </table:table-cell>
          <table:table-cell office:value-type="string" table:style-name="ce2">
            <text:p><text:span text:style-name="T1">79.15%</text:span></text:p>
          </table:table-cell>
          <table:table-cell office:value-type="float" office:value="1511" table:style-name="ce2">
            <text:p>1511</text:p>
          </table:table-cell>
          <table:table-cell office:value-type="float" office:value="6313475" table:style-name="ce2">
            <text:p>6313475</text:p>
          </table:table-cell>
          <table:table-cell office:value-type="float" office:value="2756584" table:style-name="ce2">
            <text:p>2756584</text:p>
          </table:table-cell>
          <table:table-cell office:value-type="float" office:value="28574333" table:style-name="ce1">
            <text:p>285743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irst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六福客棧</text:span></text:p>
          </table:table-cell>
          <table:table-cell office:value-type="string" table:style-name="ce2">
            <text:p>Taipei</text:p>
          </table:table-cell>
          <table:table-cell office:value-type="float" office:value="230" table:style-name="ce2">
            <text:p>230</text:p>
          </table:table-cell>
          <table:table-cell office:value-type="float" office:value="5797" table:style-name="ce2">
            <text:p>5797</text:p>
          </table:table-cell>
          <table:table-cell office:value-type="string" table:style-name="ce2">
            <text:p><text:span text:style-name="T1">84.01%</text:span></text:p>
          </table:table-cell>
          <table:table-cell office:value-type="float" office:value="1321" table:style-name="ce2">
            <text:p>1321</text:p>
          </table:table-cell>
          <table:table-cell office:value-type="float" office:value="7657584" table:style-name="ce2">
            <text:p>7657584</text:p>
          </table:table-cell>
          <table:table-cell office:value-type="float" office:value="6041139" table:style-name="ce2">
            <text:p>6041139</text:p>
          </table:table-cell>
          <table:table-cell office:value-type="float" office:value="14133927" table:style-name="ce1">
            <text:p>141339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ofoo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洛碁⼤飯店花華本館</text:span></text:p>
          </table:table-cell>
          <table:table-cell office:value-type="string" table:style-name="ce2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2840" table:style-name="ce2">
            <text:p>2840</text:p>
          </table:table-cell>
          <table:table-cell office:value-type="string" table:style-name="ce2">
            <text:p><text:span text:style-name="T1">84.52%</text:span></text:p>
          </table:table-cell>
          <table:table-cell office:value-type="float" office:value="1807" table:style-name="ce2">
            <text:p>1807</text:p>
          </table:table-cell>
          <table:table-cell office:value-type="float" office:value="5132981" table:style-name="ce2">
            <text:p>5132981</text:p>
          </table:table-cell>
          <table:table-cell office:value-type="float" office:value="0" table:style-name="ce2">
            <text:p>0</text:p>
          </table:table-cell>
          <table:table-cell office:value-type="float" office:value="5132981" table:style-name="ce1">
            <text:p>513298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ora</text:span><text:span text:style-name="T1"><text:s/>Hotel</text:span><text:span text:style-name="T1"><text:s/>Main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華酒店</text:span></text:p>
          </table:table-cell>
          <table:table-cell office:value-type="string" table:style-name="ce2">
            <text:p>Taipei</text:p>
          </table:table-cell>
          <table:table-cell office:value-type="float" office:value="149" table:style-name="ce2">
            <text:p>149</text:p>
          </table:table-cell>
          <table:table-cell office:value-type="float" office:value="1046" table:style-name="ce2">
            <text:p>1046</text:p>
          </table:table-cell>
          <table:table-cell office:value-type="string" table:style-name="ce2">
            <text:p><text:span text:style-name="T1">23.40%</text:span></text:p>
          </table:table-cell>
          <table:table-cell office:value-type="float" office:value="4353" table:style-name="ce2">
            <text:p>4353</text:p>
          </table:table-cell>
          <table:table-cell office:value-type="float" office:value="4553238" table:style-name="ce2">
            <text:p>4553238</text:p>
          </table:table-cell>
          <table:table-cell office:value-type="float" office:value="163605" table:style-name="ce2">
            <text:p>163605</text:p>
          </table:table-cell>
          <table:table-cell office:value-type="float" office:value="8512682" table:style-name="ce1">
            <text:p>85126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IHU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歐華酒店</text:span></text:p>
          </table:table-cell>
          <table:table-cell office:value-type="string" table:style-name="ce2">
            <text:p>Taipei</text:p>
          </table:table-cell>
          <table:table-cell office:value-type="float" office:value="112" table:style-name="ce2">
            <text:p>112</text:p>
          </table:table-cell>
          <table:table-cell office:value-type="float" office:value="2065" table:style-name="ce2">
            <text:p>2065</text:p>
          </table:table-cell>
          <table:table-cell office:value-type="string" table:style-name="ce2">
            <text:p><text:span text:style-name="T1">61.46%</text:span></text:p>
          </table:table-cell>
          <table:table-cell office:value-type="float" office:value="2991" table:style-name="ce2">
            <text:p>2991</text:p>
          </table:table-cell>
          <table:table-cell office:value-type="float" office:value="6175971" table:style-name="ce2">
            <text:p>6175971</text:p>
          </table:table-cell>
          <table:table-cell office:value-type="float" office:value="4765579" table:style-name="ce2">
            <text:p>4765579</text:p>
          </table:table-cell>
          <table:table-cell office:value-type="float" office:value="12167293" table:style-name="ce1">
            <text:p>121672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Rivier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慶泰⼤飯店</text:span></text:p>
          </table:table-cell>
          <table:table-cell office:value-type="string" table:style-name="ce2">
            <text:p>Taipei</text:p>
          </table:table-cell>
          <table:table-cell office:value-type="float" office:value="150" table:style-name="ce2">
            <text:p>150</text:p>
          </table:table-cell>
          <table:table-cell office:value-type="float" office:value="3339" table:style-name="ce2">
            <text:p>3339</text:p>
          </table:table-cell>
          <table:table-cell office:value-type="string" table:style-name="ce2">
            <text:p><text:span text:style-name="T1">74.20%</text:span></text:p>
          </table:table-cell>
          <table:table-cell office:value-type="float" office:value="2823" table:style-name="ce2">
            <text:p>2823</text:p>
          </table:table-cell>
          <table:table-cell office:value-type="float" office:value="9426635" table:style-name="ce2">
            <text:p>9426635</text:p>
          </table:table-cell>
          <table:table-cell office:value-type="float" office:value="4969596" table:style-name="ce2">
            <text:p>4969596</text:p>
          </table:table-cell>
          <table:table-cell office:value-type="float" office:value="14933349" table:style-name="ce1">
            <text:p>149333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ala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天成⼤飯店</text:span></text:p>
          </table:table-cell>
          <table:table-cell office:value-type="string" table:style-name="ce2">
            <text:p>Taipei</text:p>
          </table:table-cell>
          <table:table-cell office:value-type="float" office:value="225" table:style-name="ce2">
            <text:p>225</text:p>
          </table:table-cell>
          <table:table-cell office:value-type="float" office:value="6367" table:style-name="ce2">
            <text:p>6367</text:p>
          </table:table-cell>
          <table:table-cell office:value-type="string" table:style-name="ce2">
            <text:p><text:span text:style-name="T1">94.33%</text:span></text:p>
          </table:table-cell>
          <table:table-cell office:value-type="float" office:value="3023" table:style-name="ce2">
            <text:p>3023</text:p>
          </table:table-cell>
          <table:table-cell office:value-type="float" office:value="19249270" table:style-name="ce2">
            <text:p>19249270</text:p>
          </table:table-cell>
          <table:table-cell office:value-type="float" office:value="17281311" table:style-name="ce2">
            <text:p>17281311</text:p>
          </table:table-cell>
          <table:table-cell office:value-type="float" office:value="38396277" table:style-name="ce1">
            <text:p>383962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osmos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台北一館</text:span></text:p>
          </table:table-cell>
          <table:table-cell office:value-type="string" table:style-name="ce2">
            <text:p>Taipei</text:p>
          </table:table-cell>
          <table:table-cell office:value-type="float" office:value="120" table:style-name="ce2">
            <text:p>120</text:p>
          </table:table-cell>
          <table:table-cell office:value-type="float" office:value="2508" table:style-name="ce2">
            <text:p>2508</text:p>
          </table:table-cell>
          <table:table-cell office:value-type="string" table:style-name="ce2">
            <text:p><text:span text:style-name="T1">69.67%</text:span></text:p>
          </table:table-cell>
          <table:table-cell office:value-type="float" office:value="2980" table:style-name="ce2">
            <text:p>2980</text:p>
          </table:table-cell>
          <table:table-cell office:value-type="float" office:value="7474979" table:style-name="ce2">
            <text:p>7474979</text:p>
          </table:table-cell>
          <table:table-cell office:value-type="float" office:value="7779203" table:style-name="ce2">
            <text:p>7779203</text:p>
          </table:table-cell>
          <table:table-cell office:value-type="float" office:value="16255744" table:style-name="ce1">
            <text:p>162557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ipei,Centra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⾸都⼤飯店</text:span></text:p>
          </table:table-cell>
          <table:table-cell office:value-type="string" table:style-name="ce2">
            <text:p>Taipei</text:p>
          </table:table-cell>
          <table:table-cell office:value-type="float" office:value="129" table:style-name="ce2">
            <text:p>129</text:p>
          </table:table-cell>
          <table:table-cell office:value-type="float" office:value="3059" table:style-name="ce2">
            <text:p>3059</text:p>
          </table:table-cell>
          <table:table-cell office:value-type="string" table:style-name="ce2">
            <text:p><text:span text:style-name="T1">79.04%</text:span></text:p>
          </table:table-cell>
          <table:table-cell office:value-type="float" office:value="2980" table:style-name="ce2">
            <text:p>2980</text:p>
          </table:table-cell>
          <table:table-cell office:value-type="float" office:value="9116860" table:style-name="ce2">
            <text:p>9116860</text:p>
          </table:table-cell>
          <table:table-cell office:value-type="float" office:value="2850911" table:style-name="ce2">
            <text:p>2850911</text:p>
          </table:table-cell>
          <table:table-cell office:value-type="float" office:value="12666962" table:style-name="ce1">
            <text:p>126669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pital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君品⼤酒店</text:span></text:p>
          </table:table-cell>
          <table:table-cell office:value-type="string" table:style-name="ce2">
            <text:p>Taipei</text:p>
          </table:table-cell>
          <table:table-cell office:value-type="float" office:value="286" table:style-name="ce2">
            <text:p>286</text:p>
          </table:table-cell>
          <table:table-cell office:value-type="float" office:value="7283" table:style-name="ce2">
            <text:p>7283</text:p>
          </table:table-cell>
          <table:table-cell office:value-type="string" table:style-name="ce2">
            <text:p><text:span text:style-name="T1">84.88%</text:span></text:p>
          </table:table-cell>
          <table:table-cell office:value-type="float" office:value="5058" table:style-name="ce2">
            <text:p>5058</text:p>
          </table:table-cell>
          <table:table-cell office:value-type="float" office:value="36834757" table:style-name="ce2">
            <text:p>36834757</text:p>
          </table:table-cell>
          <table:table-cell office:value-type="float" office:value="45588011" table:style-name="ce2">
            <text:p>45588011</text:p>
          </table:table-cell>
          <table:table-cell office:value-type="float" office:value="86392466" table:style-name="ce1">
            <text:p>863924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lais</text:span><text:span text:style-name="T1"><text:s/>De</text:span><text:span text:style-name="T1"><text:s/>Chin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花園⼤酒店</text:span></text:p>
          </table:table-cell>
          <table:table-cell office:value-type="string" table:style-name="ce2">
            <text:p>Taipei</text:p>
          </table:table-cell>
          <table:table-cell office:value-type="float" office:value="241" table:style-name="ce2">
            <text:p>241</text:p>
          </table:table-cell>
          <table:table-cell office:value-type="float" office:value="6826" table:style-name="ce2">
            <text:p>6826</text:p>
          </table:table-cell>
          <table:table-cell office:value-type="string" table:style-name="ce2">
            <text:p><text:span text:style-name="T1">94.41%</text:span></text:p>
          </table:table-cell>
          <table:table-cell office:value-type="float" office:value="2309" table:style-name="ce2">
            <text:p>2309</text:p>
          </table:table-cell>
          <table:table-cell office:value-type="float" office:value="15760840" table:style-name="ce2">
            <text:p>15760840</text:p>
          </table:table-cell>
          <table:table-cell office:value-type="float" office:value="18352946" table:style-name="ce2">
            <text:p>18352946</text:p>
          </table:table-cell>
          <table:table-cell office:value-type="float" office:value="37499366" table:style-name="ce1">
            <text:p>374993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pei</text:span><text:span text:style-name="T1"><text:s/>Garden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勝⽣加賀屋國際溫泉飯店</text:span></text:p>
          </table:table-cell>
          <table:table-cell office:value-type="string" table:style-name="ce2">
            <text:p>Taipei</text:p>
          </table:table-cell>
          <table:table-cell office:value-type="float" office:value="90" table:style-name="ce2">
            <text:p>90</text:p>
          </table:table-cell>
          <table:table-cell office:value-type="float" office:value="1690" table:style-name="ce2">
            <text:p>1690</text:p>
          </table:table-cell>
          <table:table-cell office:value-type="string" table:style-name="ce2">
            <text:p><text:span text:style-name="T1">62.59%</text:span></text:p>
          </table:table-cell>
          <table:table-cell office:value-type="float" office:value="6096" table:style-name="ce2">
            <text:p>6096</text:p>
          </table:table-cell>
          <table:table-cell office:value-type="float" office:value="10301821" table:style-name="ce2">
            <text:p>10301821</text:p>
          </table:table-cell>
          <table:table-cell office:value-type="float" office:value="8813795" table:style-name="ce2">
            <text:p>8813795</text:p>
          </table:table-cell>
          <table:table-cell office:value-type="float" office:value="24179859" table:style-name="ce1">
            <text:p>241798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adium-Kagaya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麗禧溫泉酒店</text:span></text:p>
          </table:table-cell>
          <table:table-cell office:value-type="string" table:style-name="ce2">
            <text:p>Taipei</text:p>
          </table:table-cell>
          <table:table-cell office:value-type="float" office:value="66" table:style-name="ce2">
            <text:p>66</text:p>
          </table:table-cell>
          <table:table-cell office:value-type="float" office:value="1428" table:style-name="ce2">
            <text:p>1428</text:p>
          </table:table-cell>
          <table:table-cell office:value-type="string" table:style-name="ce2">
            <text:p><text:span text:style-name="T1">72.12%</text:span></text:p>
          </table:table-cell>
          <table:table-cell office:value-type="float" office:value="13327" table:style-name="ce2">
            <text:p>13327</text:p>
          </table:table-cell>
          <table:table-cell office:value-type="float" office:value="19030346" table:style-name="ce2">
            <text:p>19030346</text:p>
          </table:table-cell>
          <table:table-cell office:value-type="float" office:value="8862749" table:style-name="ce2">
            <text:p>8862749</text:p>
          </table:table-cell>
          <table:table-cell office:value-type="float" office:value="32035209" table:style-name="ce1">
            <text:p>320352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View</text:span><text:span text:style-name="T1"><text:s/>Resort</text:span><text:span text:style-name="T1"><text:s/>Beitou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舍艾麗酒店</text:span></text:p>
          </table:table-cell>
          <table:table-cell office:value-type="string" table:style-name="ce2">
            <text:p>Taipei</text:p>
          </table:table-cell>
          <table:table-cell office:value-type="float" office:value="234" table:style-name="ce2">
            <text:p>234</text:p>
          </table:table-cell>
          <table:table-cell office:value-type="float" office:value="5943" table:style-name="ce2">
            <text:p>5943</text:p>
          </table:table-cell>
          <table:table-cell office:value-type="string" table:style-name="ce2">
            <text:p><text:span text:style-name="T1">84.66%</text:span></text:p>
          </table:table-cell>
          <table:table-cell office:value-type="float" office:value="6440" table:style-name="ce2">
            <text:p>6440</text:p>
          </table:table-cell>
          <table:table-cell office:value-type="float" office:value="38273501" table:style-name="ce2">
            <text:p>38273501</text:p>
          </table:table-cell>
          <table:table-cell office:value-type="float" office:value="17491110" table:style-name="ce2">
            <text:p>17491110</text:p>
          </table:table-cell>
          <table:table-cell office:value-type="float" office:value="61387258" table:style-name="ce1">
            <text:p>613872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mble</text:span><text:span text:style-name="T1"><text:s/>House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北投老爺酒店</text:span></text:p>
          </table:table-cell>
          <table:table-cell office:value-type="string" table:style-name="ce2">
            <text:p>Taipei</text:p>
          </table:table-cell>
          <table:table-cell office:value-type="float" office:value="50" table:style-name="ce2">
            <text:p>50</text:p>
          </table:table-cell>
          <table:table-cell office:value-type="float" office:value="943" table:style-name="ce2">
            <text:p>943</text:p>
          </table:table-cell>
          <table:table-cell office:value-type="string" table:style-name="ce2">
            <text:p><text:span text:style-name="T1">62.87%</text:span></text:p>
          </table:table-cell>
          <table:table-cell office:value-type="float" office:value="5204" table:style-name="ce2">
            <text:p>5204</text:p>
          </table:table-cell>
          <table:table-cell office:value-type="float" office:value="4907545" table:style-name="ce2">
            <text:p>4907545</text:p>
          </table:table-cell>
          <table:table-cell office:value-type="float" office:value="2412385" table:style-name="ce2">
            <text:p>2412385</text:p>
          </table:table-cell>
          <table:table-cell office:value-type="float" office:value="8441159" table:style-name="ce1">
            <text:p>844115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Beitou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有園飯店</text:span></text:p>
          </table:table-cell>
          <table:table-cell office:value-type="string" table:style-name="ce2">
            <text:p>Taipei</text:p>
          </table:table-cell>
          <table:table-cell office:value-type="float" office:value="56" table:style-name="ce2">
            <text:p>56</text:p>
          </table:table-cell>
          <table:table-cell office:value-type="float" office:value="1511" table:style-name="ce2">
            <text:p>1511</text:p>
          </table:table-cell>
          <table:table-cell office:value-type="string" table:style-name="ce2">
            <text:p><text:span text:style-name="T1">89.94%</text:span></text:p>
          </table:table-cell>
          <table:table-cell office:value-type="float" office:value="2499" table:style-name="ce2">
            <text:p>2499</text:p>
          </table:table-cell>
          <table:table-cell office:value-type="float" office:value="3775317" table:style-name="ce2">
            <text:p>3775317</text:p>
          </table:table-cell>
          <table:table-cell office:value-type="float" office:value="328701" table:style-name="ce2">
            <text:p>328701</text:p>
          </table:table-cell>
          <table:table-cell office:value-type="float" office:value="4290604" table:style-name="ce1">
            <text:p>42906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U</text:span><text:span text:style-name="T1"><text:s/>HOTEL</text:span><text:span text:style-name="T1"><text:s/>TAIPEI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合尊酒店</text:span></text:p>
          </table:table-cell>
          <table:table-cell office:value-type="string" table:style-name="ce2">
            <text:p>Taipei</text:p>
          </table:table-cell>
          <table:table-cell office:value-type="float" office:value="101" table:style-name="ce2">
            <text:p>101</text:p>
          </table:table-cell>
          <table:table-cell office:value-type="float" office:value="2343" table:style-name="ce2">
            <text:p>2343</text:p>
          </table:table-cell>
          <table:table-cell office:value-type="string" table:style-name="ce2">
            <text:p><text:span text:style-name="T1">77.33%</text:span></text:p>
          </table:table-cell>
          <table:table-cell office:value-type="float" office:value="3793" table:style-name="ce2">
            <text:p>3793</text:p>
          </table:table-cell>
          <table:table-cell office:value-type="float" office:value="8887560" table:style-name="ce2">
            <text:p>8887560</text:p>
          </table:table-cell>
          <table:table-cell office:value-type="float" office:value="3643672" table:style-name="ce2">
            <text:p>3643672</text:p>
          </table:table-cell>
          <table:table-cell office:value-type="float" office:value="13842938" table:style-name="ce1">
            <text:p>138429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</text:span><text:span text:style-name="T1"><text:s/>Hotel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中⼭雅樂軒酒店</text:span></text:p>
          </table:table-cell>
          <table:table-cell office:value-type="string" table:style-name="ce2">
            <text:p>Taipei</text:p>
          </table:table-cell>
          <table:table-cell office:value-type="float" office:value="88" table:style-name="ce2">
            <text:p>88</text:p>
          </table:table-cell>
          <table:table-cell office:value-type="float" office:value="2450" table:style-name="ce2">
            <text:p>2450</text:p>
          </table:table-cell>
          <table:table-cell office:value-type="string" table:style-name="ce2">
            <text:p><text:span text:style-name="T1">92.80%</text:span></text:p>
          </table:table-cell>
          <table:table-cell office:value-type="float" office:value="4102" table:style-name="ce2">
            <text:p>4102</text:p>
          </table:table-cell>
          <table:table-cell office:value-type="float" office:value="10048753" table:style-name="ce2">
            <text:p>10048753</text:p>
          </table:table-cell>
          <table:table-cell office:value-type="float" office:value="638193" table:style-name="ce2">
            <text:p>638193</text:p>
          </table:table-cell>
          <table:table-cell office:value-type="float" office:value="11901182" table:style-name="ce1">
            <text:p>1190118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oft</text:span><text:span text:style-name="T1"><text:s/>Taipei</text:span><text:span text:style-name="T1"><text:s/>Zhongshan</text:span></text:p>
          </table:table-cell>
          <table:table-cell office:value-type="string" table:style-name="ce2">
            <text:p>Taipe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王⼤飯店</text:span></text:p>
          </table:table-cell>
          <table:table-cell office:value-type="string" table:style-name="ce2">
            <text:p>Kaohsiung</text:p>
          </table:table-cell>
          <table:table-cell office:value-type="float" office:value="297" table:style-name="ce2">
            <text:p>297</text:p>
          </table:table-cell>
          <table:table-cell office:value-type="float" office:value="3797" table:style-name="ce2">
            <text:p>3797</text:p>
          </table:table-cell>
          <table:table-cell office:value-type="string" table:style-name="ce2">
            <text:p><text:span text:style-name="T1">42.62%</text:span></text:p>
          </table:table-cell>
          <table:table-cell office:value-type="float" office:value="1249" table:style-name="ce2">
            <text:p>1249</text:p>
          </table:table-cell>
          <table:table-cell office:value-type="float" office:value="4742438" table:style-name="ce2">
            <text:p>4742438</text:p>
          </table:table-cell>
          <table:table-cell office:value-type="float" office:value="2256783" table:style-name="ce2">
            <text:p>2256783</text:p>
          </table:table-cell>
          <table:table-cell office:value-type="float" office:value="7110377" table:style-name="ce1">
            <text:p>711037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Kingdom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華園⼤飯店</text:span></text:p>
          </table:table-cell>
          <table:table-cell office:value-type="string" table:style-name="ce2">
            <text:p>Kaohsiung</text:p>
          </table:table-cell>
          <table:table-cell office:value-type="float" office:value="269" table:style-name="ce2">
            <text:p>269</text:p>
          </table:table-cell>
          <table:table-cell office:value-type="float" office:value="6217" table:style-name="ce2">
            <text:p>6217</text:p>
          </table:table-cell>
          <table:table-cell office:value-type="string" table:style-name="ce2">
            <text:p><text:span text:style-name="T1">77.04%</text:span></text:p>
          </table:table-cell>
          <table:table-cell office:value-type="float" office:value="1329" table:style-name="ce2">
            <text:p>1329</text:p>
          </table:table-cell>
          <table:table-cell office:value-type="float" office:value="8259856" table:style-name="ce2">
            <text:p>8259856</text:p>
          </table:table-cell>
          <table:table-cell office:value-type="float" office:value="2066673" table:style-name="ce2">
            <text:p>2066673</text:p>
          </table:table-cell>
          <table:table-cell office:value-type="float" office:value="10806710" table:style-name="ce1">
            <text:p>108067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Holiday</text:span><text:span text:style-name="T1"><text:s/>Garden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國賓⼤飯店</text:span></text:p>
          </table:table-cell>
          <table:table-cell office:value-type="string" table:style-name="ce2">
            <text:p>Kaohsiung</text:p>
          </table:table-cell>
          <table:table-cell office:value-type="float" office:value="453" table:style-name="ce2">
            <text:p>453</text:p>
          </table:table-cell>
          <table:table-cell office:value-type="float" office:value="11399" table:style-name="ce2">
            <text:p>11399</text:p>
          </table:table-cell>
          <table:table-cell office:value-type="string" table:style-name="ce2">
            <text:p><text:span text:style-name="T1">83.88%</text:span></text:p>
          </table:table-cell>
          <table:table-cell office:value-type="float" office:value="2058" table:style-name="ce2">
            <text:p>2058</text:p>
          </table:table-cell>
          <table:table-cell office:value-type="float" office:value="23454405" table:style-name="ce2">
            <text:p>23454405</text:p>
          </table:table-cell>
          <table:table-cell office:value-type="float" office:value="31067331" table:style-name="ce2">
            <text:p>31067331</text:p>
          </table:table-cell>
          <table:table-cell office:value-type="float" office:value="56373294" table:style-name="ce1">
            <text:p>563732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漢來⼤飯店</text:span></text:p>
          </table:table-cell>
          <table:table-cell office:value-type="string" table:style-name="ce2">
            <text:p>Kaohsiung</text:p>
          </table:table-cell>
          <table:table-cell office:value-type="float" office:value="535" table:style-name="ce2">
            <text:p>535</text:p>
          </table:table-cell>
          <table:table-cell office:value-type="float" office:value="12877" table:style-name="ce2">
            <text:p>12877</text:p>
          </table:table-cell>
          <table:table-cell office:value-type="string" table:style-name="ce2">
            <text:p><text:span text:style-name="T1">80.23%</text:span></text:p>
          </table:table-cell>
          <table:table-cell office:value-type="float" office:value="2970" table:style-name="ce2">
            <text:p>2970</text:p>
          </table:table-cell>
          <table:table-cell office:value-type="float" office:value="38239765" table:style-name="ce2">
            <text:p>38239765</text:p>
          </table:table-cell>
          <table:table-cell office:value-type="float" office:value="63274351" table:style-name="ce2">
            <text:p>63274351</text:p>
          </table:table-cell>
          <table:table-cell office:value-type="float" office:value="118215254" table:style-name="ce1">
            <text:p>11821525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HI-LAI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福華⼤飯店</text:span></text:p>
          </table:table-cell>
          <table:table-cell office:value-type="string" table:style-name="ce2">
            <text:p>Kaohsiung</text:p>
          </table:table-cell>
          <table:table-cell office:value-type="float" office:value="271" table:style-name="ce2">
            <text:p>271</text:p>
          </table:table-cell>
          <table:table-cell office:value-type="float" office:value="6986" table:style-name="ce2">
            <text:p>6986</text:p>
          </table:table-cell>
          <table:table-cell office:value-type="string" table:style-name="ce2">
            <text:p><text:span text:style-name="T1">85.93%</text:span></text:p>
          </table:table-cell>
          <table:table-cell office:value-type="float" office:value="2246" table:style-name="ce2">
            <text:p>2246</text:p>
          </table:table-cell>
          <table:table-cell office:value-type="float" office:value="15692581" table:style-name="ce2">
            <text:p>15692581</text:p>
          </table:table-cell>
          <table:table-cell office:value-type="float" office:value="14549760" table:style-name="ce2">
            <text:p>14549760</text:p>
          </table:table-cell>
          <table:table-cell office:value-type="float" office:value="33671535" table:style-name="ce1">
            <text:p>336715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laza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君鴻國際酒店</text:span></text:p>
          </table:table-cell>
          <table:table-cell office:value-type="string" table:style-name="ce2">
            <text:p>Kaohsiung</text:p>
          </table:table-cell>
          <table:table-cell office:value-type="float" office:value="585" table:style-name="ce2">
            <text:p>585</text:p>
          </table:table-cell>
          <table:table-cell office:value-type="float" office:value="11187" table:style-name="ce2">
            <text:p>11187</text:p>
          </table:table-cell>
          <table:table-cell office:value-type="string" table:style-name="ce2">
            <text:p><text:span text:style-name="T1">63.74%</text:span></text:p>
          </table:table-cell>
          <table:table-cell office:value-type="float" office:value="2237" table:style-name="ce2">
            <text:p>2237</text:p>
          </table:table-cell>
          <table:table-cell office:value-type="float" office:value="25023481" table:style-name="ce2">
            <text:p>25023481</text:p>
          </table:table-cell>
          <table:table-cell office:value-type="float" office:value="19626759" table:style-name="ce2">
            <text:p>19626759</text:p>
          </table:table-cell>
          <table:table-cell office:value-type="float" office:value="54027511" table:style-name="ce1">
            <text:p>540275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85</text:span><text:span text:style-name="T1"><text:s/>SKY</text:span><text:span text:style-name="T1"><text:s/>TOWER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寒軒國際⼤飯店</text:span></text:p>
          </table:table-cell>
          <table:table-cell office:value-type="string" table:style-name="ce2">
            <text:p>Kaohsiung</text:p>
          </table:table-cell>
          <table:table-cell office:value-type="float" office:value="380" table:style-name="ce2">
            <text:p>380</text:p>
          </table:table-cell>
          <table:table-cell office:value-type="float" office:value="8856" table:style-name="ce2">
            <text:p>8856</text:p>
          </table:table-cell>
          <table:table-cell office:value-type="string" table:style-name="ce2">
            <text:p><text:span text:style-name="T1">77.68%</text:span></text:p>
          </table:table-cell>
          <table:table-cell office:value-type="float" office:value="1905" table:style-name="ce2">
            <text:p>1905</text:p>
          </table:table-cell>
          <table:table-cell office:value-type="float" office:value="16869134" table:style-name="ce2">
            <text:p>16869134</text:p>
          </table:table-cell>
          <table:table-cell office:value-type="float" office:value="12149261" table:style-name="ce2">
            <text:p>12149261</text:p>
          </table:table-cell>
          <table:table-cell office:value-type="float" office:value="29974656" table:style-name="ce1">
            <text:p>2997465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an-Hsien</text:span><text:span text:style-name="T1"><text:s/>lnternational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麗尊⼤酒店</text:span></text:p>
          </table:table-cell>
          <table:table-cell office:value-type="string" table:style-name="ce2">
            <text:p>Kaohsiung</text:p>
          </table:table-cell>
          <table:table-cell office:value-type="float" office:value="198" table:style-name="ce2">
            <text:p>198</text:p>
          </table:table-cell>
          <table:table-cell office:value-type="float" office:value="4259" table:style-name="ce2">
            <text:p>4259</text:p>
          </table:table-cell>
          <table:table-cell office:value-type="string" table:style-name="ce2">
            <text:p><text:span text:style-name="T1">71.70%</text:span></text:p>
          </table:table-cell>
          <table:table-cell office:value-type="float" office:value="2150" table:style-name="ce2">
            <text:p>2150</text:p>
          </table:table-cell>
          <table:table-cell office:value-type="float" office:value="9156807" table:style-name="ce2">
            <text:p>9156807</text:p>
          </table:table-cell>
          <table:table-cell office:value-type="float" office:value="17411383" table:style-name="ce2">
            <text:p>17411383</text:p>
          </table:table-cell>
          <table:table-cell office:value-type="float" office:value="28268162" table:style-name="ce1">
            <text:p>282681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ees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義⼤皇家酒店</text:span></text:p>
          </table:table-cell>
          <table:table-cell office:value-type="string" table:style-name="ce2">
            <text:p>Kaohsiung</text:p>
          </table:table-cell>
          <table:table-cell office:value-type="float" office:value="656" table:style-name="ce2">
            <text:p>656</text:p>
          </table:table-cell>
          <table:table-cell office:value-type="float" office:value="10887" table:style-name="ce2">
            <text:p>10887</text:p>
          </table:table-cell>
          <table:table-cell office:value-type="string" table:style-name="ce2">
            <text:p><text:span text:style-name="T1">55.32%</text:span></text:p>
          </table:table-cell>
          <table:table-cell office:value-type="float" office:value="2856" table:style-name="ce2">
            <text:p>2856</text:p>
          </table:table-cell>
          <table:table-cell office:value-type="float" office:value="31093272" table:style-name="ce2">
            <text:p>31093272</text:p>
          </table:table-cell>
          <table:table-cell office:value-type="float" office:value="20014086" table:style-name="ce2">
            <text:p>20014086</text:p>
          </table:table-cell>
          <table:table-cell office:value-type="float" office:value="53776122" table:style-name="ce1">
            <text:p>537761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-DA</text:span><text:span text:style-name="T1"><text:s/>Royal</text:span><text:span text:style-name="T1"><text:s/>Hotel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英國際⾏館</text:span></text:p>
          </table:table-cell>
          <table:table-cell office:value-type="string" table:style-name="ce2">
            <text:p>Kaohsiung</text:p>
          </table:table-cell>
          <table:table-cell office:value-type="float" office:value="147" table:style-name="ce2">
            <text:p>147</text:p>
          </table:table-cell>
          <table:table-cell office:value-type="float" office:value="1242" table:style-name="ce2">
            <text:p>1242</text:p>
          </table:table-cell>
          <table:table-cell office:value-type="string" table:style-name="ce2">
            <text:p><text:span text:style-name="T1">28.16%</text:span></text:p>
          </table:table-cell>
          <table:table-cell office:value-type="float" office:value="6613" table:style-name="ce2">
            <text:p>6613</text:p>
          </table:table-cell>
          <table:table-cell office:value-type="float" office:value="8213034" table:style-name="ce2">
            <text:p>8213034</text:p>
          </table:table-cell>
          <table:table-cell office:value-type="float" office:value="9090552" table:style-name="ce2">
            <text:p>9090552</text:p>
          </table:table-cell>
          <table:table-cell office:value-type="float" office:value="20212847" table:style-name="ce1">
            <text:p>2021284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Club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⾼雄</text:span></text:p>
          </table:table-cell>
          <table:table-cell office:value-type="string" table:style-name="ce2">
            <text:p>Kaohsiung</text:p>
          </table:table-cell>
          <table:table-cell office:value-type="float" office:value="250" table:style-name="ce2">
            <text:p>250</text:p>
          </table:table-cell>
          <table:table-cell office:value-type="float" office:value="5536" table:style-name="ce2">
            <text:p>5536</text:p>
          </table:table-cell>
          <table:table-cell office:value-type="string" table:style-name="ce2">
            <text:p><text:span text:style-name="T1">73.81%</text:span></text:p>
          </table:table-cell>
          <table:table-cell office:value-type="float" office:value="1663" table:style-name="ce2">
            <text:p>1663</text:p>
          </table:table-cell>
          <table:table-cell office:value-type="float" office:value="9205356" table:style-name="ce2">
            <text:p>9205356</text:p>
          </table:table-cell>
          <table:table-cell office:value-type="float" office:value="4250167" table:style-name="ce2">
            <text:p>4250167</text:p>
          </table:table-cell>
          <table:table-cell office:value-type="float" office:value="13470158" table:style-name="ce1">
            <text:p>1347015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Kaohsiung</text:span></text:p>
          </table:table-cell>
          <table:table-cell office:value-type="string" table:style-name="ce2">
            <text:p>Kaohsi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全國⼤飯店</text:span></text:p>
          </table:table-cell>
          <table:table-cell office:value-type="string" table:style-name="ce2">
            <text:p>Taichung</text:p>
          </table:table-cell>
          <table:table-cell office:value-type="float" office:value="178" table:style-name="ce2">
            <text:p>178</text:p>
          </table:table-cell>
          <table:table-cell office:value-type="float" office:value="3070" table:style-name="ce2">
            <text:p>3070</text:p>
          </table:table-cell>
          <table:table-cell office:value-type="string" table:style-name="ce2">
            <text:p><text:span text:style-name="T1">57.49%</text:span></text:p>
          </table:table-cell>
          <table:table-cell office:value-type="float" office:value="2141" table:style-name="ce2">
            <text:p>2141</text:p>
          </table:table-cell>
          <table:table-cell office:value-type="float" office:value="6573050" table:style-name="ce2">
            <text:p>6573050</text:p>
          </table:table-cell>
          <table:table-cell office:value-type="float" office:value="11716262" table:style-name="ce2">
            <text:p>11716262</text:p>
          </table:table-cell>
          <table:table-cell office:value-type="float" office:value="20549493" table:style-name="ce1">
            <text:p>2054949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Nationa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台中</text:span><text:span text:style-name="T1">)</text:span></text:p>
          </table:table-cell>
          <table:table-cell office:value-type="string" table:style-name="ce2">
            <text:p>Taichung</text:p>
          </table:table-cell>
          <table:table-cell office:value-type="float" office:value="354" table:style-name="ce2">
            <text:p>354</text:p>
          </table:table-cell>
          <table:table-cell office:value-type="float" office:value="7901" table:style-name="ce2">
            <text:p>7901</text:p>
          </table:table-cell>
          <table:table-cell office:value-type="string" table:style-name="ce2">
            <text:p><text:span text:style-name="T1">74.40%</text:span></text:p>
          </table:table-cell>
          <table:table-cell office:value-type="float" office:value="2272" table:style-name="ce2">
            <text:p>2272</text:p>
          </table:table-cell>
          <table:table-cell office:value-type="float" office:value="17951355" table:style-name="ce2">
            <text:p>17951355</text:p>
          </table:table-cell>
          <table:table-cell office:value-type="float" office:value="19382267" table:style-name="ce2">
            <text:p>19382267</text:p>
          </table:table-cell>
          <table:table-cell office:value-type="float" office:value="41582904" table:style-name="ce1">
            <text:p>415829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Taichung)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福華⼤飯店</text:span></text:p>
          </table:table-cell>
          <table:table-cell office:value-type="string" table:style-name="ce2">
            <text:p>Taichung</text:p>
          </table:table-cell>
          <table:table-cell office:value-type="float" office:value="155" table:style-name="ce2">
            <text:p>155</text:p>
          </table:table-cell>
          <table:table-cell office:value-type="float" office:value="3157" table:style-name="ce2">
            <text:p>3157</text:p>
          </table:table-cell>
          <table:table-cell office:value-type="string" table:style-name="ce2">
            <text:p><text:span text:style-name="T1">67.89%</text:span></text:p>
          </table:table-cell>
          <table:table-cell office:value-type="float" office:value="2675" table:style-name="ce2">
            <text:p>2675</text:p>
          </table:table-cell>
          <table:table-cell office:value-type="float" office:value="8444434" table:style-name="ce2">
            <text:p>8444434</text:p>
          </table:table-cell>
          <table:table-cell office:value-type="float" office:value="8222736" table:style-name="ce2">
            <text:p>8222736</text:p>
          </table:table-cell>
          <table:table-cell office:value-type="float" office:value="19379714" table:style-name="ce1">
            <text:p>193797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Prince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⾦典酒店</text:span></text:p>
          </table:table-cell>
          <table:table-cell office:value-type="string" table:style-name="ce2">
            <text:p>Taichung</text:p>
          </table:table-cell>
          <table:table-cell office:value-type="float" office:value="222" table:style-name="ce2">
            <text:p>222</text:p>
          </table:table-cell>
          <table:table-cell office:value-type="float" office:value="5154" table:style-name="ce2">
            <text:p>5154</text:p>
          </table:table-cell>
          <table:table-cell office:value-type="string" table:style-name="ce2">
            <text:p><text:span text:style-name="T1">77.39%</text:span></text:p>
          </table:table-cell>
          <table:table-cell office:value-type="float" office:value="2962" table:style-name="ce2">
            <text:p>2962</text:p>
          </table:table-cell>
          <table:table-cell office:value-type="float" office:value="15266945" table:style-name="ce2">
            <text:p>15266945</text:p>
          </table:table-cell>
          <table:table-cell office:value-type="float" office:value="14073092" table:style-name="ce2">
            <text:p>14073092</text:p>
          </table:table-cell>
          <table:table-cell office:value-type="float" office:value="41791411" table:style-name="ce1">
            <text:p>417914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Splendor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海灣藝術酒店</text:span></text:p>
          </table:table-cell>
          <table:table-cell office:value-type="string" table:style-name="ce2">
            <text:p>Taichung</text:p>
          </table:table-cell>
          <table:table-cell office:value-type="float" office:value="228" table:style-name="ce2">
            <text:p>228</text:p>
          </table:table-cell>
          <table:table-cell office:value-type="float" office:value="3079" table:style-name="ce2">
            <text:p>3079</text:p>
          </table:table-cell>
          <table:table-cell office:value-type="string" table:style-name="ce2">
            <text:p><text:span text:style-name="T1">45.01%</text:span></text:p>
          </table:table-cell>
          <table:table-cell office:value-type="float" office:value="1502" table:style-name="ce2">
            <text:p>1502</text:p>
          </table:table-cell>
          <table:table-cell office:value-type="float" office:value="4623156" table:style-name="ce2">
            <text:p>4623156</text:p>
          </table:table-cell>
          <table:table-cell office:value-type="float" office:value="495078" table:style-name="ce2">
            <text:p>495078</text:p>
          </table:table-cell>
          <table:table-cell office:value-type="float" office:value="5202455" table:style-name="ce1">
            <text:p>52024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iONE</text:span><text:span text:style-name="T1"><text:s/>GALLERY</text:span><text:span text:style-name="T1"><text:s/>HOTEL</text:span><text:span text:style-name="T1"><text:s/>TAICHUNG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裕元花園酒店</text:span></text:p>
          </table:table-cell>
          <table:table-cell office:value-type="string" table:style-name="ce2">
            <text:p>Taichung</text:p>
          </table:table-cell>
          <table:table-cell office:value-type="float" office:value="149" table:style-name="ce2">
            <text:p>149</text:p>
          </table:table-cell>
          <table:table-cell office:value-type="float" office:value="3458" table:style-name="ce2">
            <text:p>3458</text:p>
          </table:table-cell>
          <table:table-cell office:value-type="string" table:style-name="ce2">
            <text:p><text:span text:style-name="T1">77.36%</text:span></text:p>
          </table:table-cell>
          <table:table-cell office:value-type="float" office:value="3224" table:style-name="ce2">
            <text:p>3224</text:p>
          </table:table-cell>
          <table:table-cell office:value-type="float" office:value="11147801" table:style-name="ce2">
            <text:p>11147801</text:p>
          </table:table-cell>
          <table:table-cell office:value-type="float" office:value="21367091" table:style-name="ce2">
            <text:p>21367091</text:p>
          </table:table-cell>
          <table:table-cell office:value-type="float" office:value="36939138" table:style-name="ce1">
            <text:p>3693913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indsor</text:span><text:span text:style-name="T1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中港酒店</text:span></text:p>
          </table:table-cell>
          <table:table-cell office:value-type="string" table:style-name="ce2">
            <text:p>Taichung</text:p>
          </table:table-cell>
          <table:table-cell office:value-type="float" office:value="200" table:style-name="ce2">
            <text:p>200</text:p>
          </table:table-cell>
          <table:table-cell office:value-type="float" office:value="3541" table:style-name="ce2">
            <text:p>3541</text:p>
          </table:table-cell>
          <table:table-cell office:value-type="string" table:style-name="ce2">
            <text:p><text:span text:style-name="T1">59.02%</text:span></text:p>
          </table:table-cell>
          <table:table-cell office:value-type="float" office:value="2612" table:style-name="ce2">
            <text:p>2612</text:p>
          </table:table-cell>
          <table:table-cell office:value-type="float" office:value="9247710" table:style-name="ce2">
            <text:p>9247710</text:p>
          </table:table-cell>
          <table:table-cell office:value-type="float" office:value="1661044" table:style-name="ce2">
            <text:p>1661044</text:p>
          </table:table-cell>
          <table:table-cell office:value-type="float" office:value="11655643" table:style-name="ce1">
            <text:p>116556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ichung</text:span><text:span text:style-name="T1"><text:s/>Harbor</text:span><text:span text:style-name="T1"><text:s/>Hotel</text:span></text:p>
          </table:table-cell>
          <table:table-cell office:value-type="string" table:style-name="ce2">
            <text:p>Taichung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亞⼠都飯店</text:span></text:p>
          </table:table-cell>
          <table:table-cell office:value-type="string" table:style-name="ce2">
            <text:p>Hualien</text:p>
          </table:table-cell>
          <table:table-cell office:value-type="float" office:value="167" table:style-name="ce2">
            <text:p>167</text:p>
          </table:table-cell>
          <table:table-cell office:value-type="float" office:value="2148" table:style-name="ce2">
            <text:p>2148</text:p>
          </table:table-cell>
          <table:table-cell office:value-type="string" table:style-name="ce2">
            <text:p><text:span text:style-name="T1">42.87%</text:span></text:p>
          </table:table-cell>
          <table:table-cell office:value-type="float" office:value="1075" table:style-name="ce2">
            <text:p>1075</text:p>
          </table:table-cell>
          <table:table-cell office:value-type="float" office:value="2308163" table:style-name="ce2">
            <text:p>2308163</text:p>
          </table:table-cell>
          <table:table-cell office:value-type="float" office:value="892782" table:style-name="ce2">
            <text:p>892782</text:p>
          </table:table-cell>
          <table:table-cell office:value-type="float" office:value="3235945" table:style-name="ce1">
            <text:p>32359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star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花蓮翰品酒店</text:span></text:p>
          </table:table-cell>
          <table:table-cell office:value-type="string" table:style-name="ce2">
            <text:p>Hualien</text:p>
          </table:table-cell>
          <table:table-cell office:value-type="float" office:value="197" table:style-name="ce2">
            <text:p>197</text:p>
          </table:table-cell>
          <table:table-cell office:value-type="float" office:value="4132" table:style-name="ce2">
            <text:p>4132</text:p>
          </table:table-cell>
          <table:table-cell office:value-type="string" table:style-name="ce2">
            <text:p><text:span text:style-name="T1">69.92%</text:span></text:p>
          </table:table-cell>
          <table:table-cell office:value-type="float" office:value="2163" table:style-name="ce2">
            <text:p>2163</text:p>
          </table:table-cell>
          <table:table-cell office:value-type="float" office:value="8935972" table:style-name="ce2">
            <text:p>8935972</text:p>
          </table:table-cell>
          <table:table-cell office:value-type="float" office:value="7515701" table:style-name="ce2">
            <text:p>7515701</text:p>
          </table:table-cell>
          <table:table-cell office:value-type="float" office:value="17032037" table:style-name="ce1">
            <text:p>170320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ualien</text:span><text:span text:style-name="T1"><text:s/>Chateau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侖⼤飯店</text:span></text:p>
          </table:table-cell>
          <table:table-cell office:value-type="string" table:style-name="ce2">
            <text:p>Hualien</text:p>
          </table:table-cell>
          <table:table-cell office:value-type="float" office:value="343" table:style-name="ce2">
            <text:p>343</text:p>
          </table:table-cell>
          <table:table-cell office:value-type="float" office:value="6948" table:style-name="ce2">
            <text:p>6948</text:p>
          </table:table-cell>
          <table:table-cell office:value-type="string" table:style-name="ce2">
            <text:p><text:span text:style-name="T1">67.52%</text:span></text:p>
          </table:table-cell>
          <table:table-cell office:value-type="float" office:value="2040" table:style-name="ce2">
            <text:p>2040</text:p>
          </table:table-cell>
          <table:table-cell office:value-type="float" office:value="14173403" table:style-name="ce2">
            <text:p>14173403</text:p>
          </table:table-cell>
          <table:table-cell office:value-type="float" office:value="8779654" table:style-name="ce2">
            <text:p>8779654</text:p>
          </table:table-cell>
          <table:table-cell office:value-type="float" office:value="23627436" table:style-name="ce1">
            <text:p>2362743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arkview</text:span><text:span text:style-name="T1"><text:s/>Hotel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遠雄悅來⼤飯店</text:span></text:p>
          </table:table-cell>
          <table:table-cell office:value-type="string" table:style-name="ce2">
            <text:p>Hualien</text:p>
          </table:table-cell>
          <table:table-cell office:value-type="float" office:value="381" table:style-name="ce2">
            <text:p>381</text:p>
          </table:table-cell>
          <table:table-cell office:value-type="float" office:value="4271" table:style-name="ce2">
            <text:p>4271</text:p>
          </table:table-cell>
          <table:table-cell office:value-type="string" table:style-name="ce2">
            <text:p><text:span text:style-name="T1">37.37%</text:span></text:p>
          </table:table-cell>
          <table:table-cell office:value-type="float" office:value="32742" table:style-name="ce2">
            <text:p>32742</text:p>
          </table:table-cell>
          <table:table-cell office:value-type="float" office:value="139842550" table:style-name="ce2">
            <text:p>139842550</text:p>
          </table:table-cell>
          <table:table-cell office:value-type="float" office:value="9598721" table:style-name="ce2">
            <text:p>9598721</text:p>
          </table:table-cell>
          <table:table-cell office:value-type="float" office:value="153865800" table:style-name="ce1">
            <text:p>153865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glory</text:span><text:span text:style-name="T1"><text:s/>Hotel,</text:span><text:span text:style-name="T1"><text:s/>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瑞穗天合國際觀光酒店</text:span></text:p>
          </table:table-cell>
          <table:table-cell office:value-type="string" table:style-name="ce2">
            <text:p>Hualien</text:p>
          </table:table-cell>
          <table:table-cell office:value-type="float" office:value="198" table:style-name="ce2">
            <text:p>198</text:p>
          </table:table-cell>
          <table:table-cell office:value-type="float" office:value="3006" table:style-name="ce2">
            <text:p>3006</text:p>
          </table:table-cell>
          <table:table-cell office:value-type="string" table:style-name="ce2">
            <text:p><text:span text:style-name="T1">50.61%</text:span></text:p>
          </table:table-cell>
          <table:table-cell office:value-type="float" office:value="6424" table:style-name="ce2">
            <text:p>6424</text:p>
          </table:table-cell>
          <table:table-cell office:value-type="float" office:value="19309537" table:style-name="ce2">
            <text:p>19309537</text:p>
          </table:table-cell>
          <table:table-cell office:value-type="float" office:value="9488834" table:style-name="ce2">
            <text:p>9488834</text:p>
          </table:table-cell>
          <table:table-cell office:value-type="float" office:value="33034998" table:style-name="ce1">
            <text:p>3303499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Cosmos</text:span><text:span text:style-name="T1"><text:s/>Resort</text:span><text:span text:style-name="T1"><text:s/>Ruisui,Hualien</text:span></text:p>
          </table:table-cell>
          <table:table-cell office:value-type="string" table:style-name="ce2">
            <text:p>Hualie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晶悅國際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8" table:style-name="ce2">
            <text:p>388</text:p>
          </table:table-cell>
          <table:table-cell office:value-type="float" office:value="9048" table:style-name="ce2">
            <text:p>9048</text:p>
          </table:table-cell>
          <table:table-cell office:value-type="string" table:style-name="ce2">
            <text:p><text:span text:style-name="T1">77.73%</text:span></text:p>
          </table:table-cell>
          <table:table-cell office:value-type="float" office:value="1667" table:style-name="ce2">
            <text:p>1667</text:p>
          </table:table-cell>
          <table:table-cell office:value-type="float" office:value="15084031" table:style-name="ce2">
            <text:p>15084031</text:p>
          </table:table-cell>
          <table:table-cell office:value-type="float" office:value="3295888" table:style-name="ce2">
            <text:p>3295888</text:p>
          </table:table-cell>
          <table:table-cell office:value-type="float" office:value="19329243" table:style-name="ce1">
            <text:p>1932924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Pleasant</text:span><text:span text:style-name="T1"><text:s/>Hotels</text:span><text:span text:style-name="T1"><text:s/>Internationa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天際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0" table:style-name="ce2">
            <text:p>250</text:p>
          </table:table-cell>
          <table:table-cell office:value-type="float" office:value="6326" table:style-name="ce2">
            <text:p>6326</text:p>
          </table:table-cell>
          <table:table-cell office:value-type="string" table:style-name="ce2">
            <text:p><text:span text:style-name="T1">84.35%</text:span></text:p>
          </table:table-cell>
          <table:table-cell office:value-type="float" office:value="2188" table:style-name="ce2">
            <text:p>2188</text:p>
          </table:table-cell>
          <table:table-cell office:value-type="float" office:value="13841486" table:style-name="ce2">
            <text:p>13841486</text:p>
          </table:table-cell>
          <table:table-cell office:value-type="float" office:value="30070354" table:style-name="ce2">
            <text:p>30070354</text:p>
          </table:table-cell>
          <table:table-cell office:value-type="float" office:value="44294720" table:style-name="ce1">
            <text:p>4429472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Ｍ</text:span><text:span text:style-name="T1">onarch-Skyline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桃園喜來登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7" table:style-name="ce2">
            <text:p>187</text:p>
          </table:table-cell>
          <table:table-cell office:value-type="float" office:value="435" table:style-name="ce2">
            <text:p>435</text:p>
          </table:table-cell>
          <table:table-cell office:value-type="string" table:style-name="ce2">
            <text:p><text:span text:style-name="T1">7.75%</text:span></text:p>
          </table:table-cell>
          <table:table-cell office:value-type="float" office:value="1882" table:style-name="ce2">
            <text:p>1882</text:p>
          </table:table-cell>
          <table:table-cell office:value-type="float" office:value="818560" table:style-name="ce2">
            <text:p>818560</text:p>
          </table:table-cell>
          <table:table-cell office:value-type="float" office:value="2356282" table:style-name="ce2">
            <text:p>2356282</text:p>
          </table:table-cell>
          <table:table-cell office:value-type="float" office:value="3445794" table:style-name="ce1">
            <text:p>34457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TAOYUAN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南⽅莊園渡假飯店</text:p>
          </table:table-cell>
          <table:table-cell office:value-type="string" table:style-name="ce2">
            <text:p>Taoyuan-Hsinchu-Miaoli</text:p>
          </table:table-cell>
          <table:table-cell office:value-type="float" office:value="111" table:style-name="ce2">
            <text:p>111</text:p>
          </table:table-cell>
          <table:table-cell office:value-type="float" office:value="2091" table:style-name="ce2">
            <text:p>2091</text:p>
          </table:table-cell>
          <table:table-cell office:value-type="string" table:style-name="ce2">
            <text:p><text:span text:style-name="T1">62.79%</text:span></text:p>
          </table:table-cell>
          <table:table-cell office:value-type="float" office:value="4362" table:style-name="ce2">
            <text:p>4362</text:p>
          </table:table-cell>
          <table:table-cell office:value-type="float" office:value="9120321" table:style-name="ce2">
            <text:p>9120321</text:p>
          </table:table-cell>
          <table:table-cell office:value-type="float" office:value="9179265" table:style-name="ce2">
            <text:p>9179265</text:p>
          </table:table-cell>
          <table:table-cell office:value-type="float" office:value="24046015" table:style-name="ce1">
            <text:p>240460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outh</text:span><text:span text:style-name="T1"><text:s/>Gardens</text:span><text:span text:style-name="T1"><text:s/>Res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北諾富特華航桃園機場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516" table:style-name="ce2">
            <text:p>516</text:p>
          </table:table-cell>
          <table:table-cell office:value-type="float" office:value="11768" table:style-name="ce2">
            <text:p>11768</text:p>
          </table:table-cell>
          <table:table-cell office:value-type="string" table:style-name="ce2">
            <text:p><text:span text:style-name="T1">76.02%</text:span></text:p>
          </table:table-cell>
          <table:table-cell office:value-type="float" office:value="2767" table:style-name="ce2">
            <text:p>2767</text:p>
          </table:table-cell>
          <table:table-cell office:value-type="float" office:value="32567121" table:style-name="ce2">
            <text:p>32567121</text:p>
          </table:table-cell>
          <table:table-cell office:value-type="float" office:value="10523989" table:style-name="ce2">
            <text:p>10523989</text:p>
          </table:table-cell>
          <table:table-cell office:value-type="float" office:value="48247335" table:style-name="ce1">
            <text:p>4824733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ovotel</text:span><text:span text:style-name="T1"><text:s/>Taipei</text:span><text:span text:style-name="T1"><text:s/>Taoyuan</text:span><text:span text:style-name="T1"><text:s/>International</text:span><text:span text:style-name="T1"><text:s/>Airport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6" table:style-name="ce2">
            <text:p>386</text:p>
          </table:table-cell>
          <table:table-cell office:value-type="float" office:value="9162" table:style-name="ce2">
            <text:p>9162</text:p>
          </table:table-cell>
          <table:table-cell office:value-type="string" table:style-name="ce2">
            <text:p><text:span text:style-name="T1">79.12%</text:span></text:p>
          </table:table-cell>
          <table:table-cell office:value-type="float" office:value="3740" table:style-name="ce2">
            <text:p>3740</text:p>
          </table:table-cell>
          <table:table-cell office:value-type="float" office:value="34261697" table:style-name="ce2">
            <text:p>34261697</text:p>
          </table:table-cell>
          <table:table-cell office:value-type="float" office:value="31190831" table:style-name="ce2">
            <text:p>31190831</text:p>
          </table:table-cell>
          <table:table-cell office:value-type="float" office:value="74651966" table:style-name="ce1">
            <text:p>7465196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Hsinchu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老爺⼤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08" table:style-name="ce2">
            <text:p>208</text:p>
          </table:table-cell>
          <table:table-cell office:value-type="float" office:value="3754" table:style-name="ce2">
            <text:p>3754</text:p>
          </table:table-cell>
          <table:table-cell office:value-type="string" table:style-name="ce2">
            <text:p><text:span text:style-name="T1">60.16%</text:span></text:p>
          </table:table-cell>
          <table:table-cell office:value-type="float" office:value="3052" table:style-name="ce2">
            <text:p>3052</text:p>
          </table:table-cell>
          <table:table-cell office:value-type="float" office:value="11456530" table:style-name="ce2">
            <text:p>11456530</text:p>
          </table:table-cell>
          <table:table-cell office:value-type="float" office:value="9825632" table:style-name="ce2">
            <text:p>9825632</text:p>
          </table:table-cell>
          <table:table-cell office:value-type="float" office:value="22045613" table:style-name="ce1">
            <text:p>220456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新⽵國賓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7" table:style-name="ce2">
            <text:p>257</text:p>
          </table:table-cell>
          <table:table-cell office:value-type="float" office:value="5646" table:style-name="ce2">
            <text:p>5646</text:p>
          </table:table-cell>
          <table:table-cell office:value-type="string" table:style-name="ce2">
            <text:p><text:span text:style-name="T1">73.23%</text:span></text:p>
          </table:table-cell>
          <table:table-cell office:value-type="float" office:value="2960" table:style-name="ce2">
            <text:p>2960</text:p>
          </table:table-cell>
          <table:table-cell office:value-type="float" office:value="16713693" table:style-name="ce2">
            <text:p>16713693</text:p>
          </table:table-cell>
          <table:table-cell office:value-type="float" office:value="26296972" table:style-name="ce2">
            <text:p>26296972</text:p>
          </table:table-cell>
          <table:table-cell office:value-type="float" office:value="47122805" table:style-name="ce1">
            <text:p>4712280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Ambassador</text:span><text:span text:style-name="T1"><text:s/>Hotel</text:span><text:span text:style-name="T1"><text:s/>Hsinch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尊爵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31" table:style-name="ce2">
            <text:p>231</text:p>
          </table:table-cell>
          <table:table-cell office:value-type="float" office:value="6253" table:style-name="ce2">
            <text:p>6253</text:p>
          </table:table-cell>
          <table:table-cell office:value-type="string" table:style-name="ce2">
            <text:p><text:span text:style-name="T1">90.23%</text:span></text:p>
          </table:table-cell>
          <table:table-cell office:value-type="float" office:value="2167" table:style-name="ce2">
            <text:p>2167</text:p>
          </table:table-cell>
          <table:table-cell office:value-type="float" office:value="13552834" table:style-name="ce2">
            <text:p>13552834</text:p>
          </table:table-cell>
          <table:table-cell office:value-type="float" office:value="7735311" table:style-name="ce2">
            <text:p>7735311</text:p>
          </table:table-cell>
          <table:table-cell office:value-type="float" office:value="22559928" table:style-name="ce1">
            <text:p>225599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Monarch</text:span><text:span text:style-name="T1"><text:s/>Plaza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古華花園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255" table:style-name="ce2">
            <text:p>255</text:p>
          </table:table-cell>
          <table:table-cell office:value-type="float" office:value="6536" table:style-name="ce2">
            <text:p>6536</text:p>
          </table:table-cell>
          <table:table-cell office:value-type="string" table:style-name="ce2">
            <text:p><text:span text:style-name="T1">85.44%</text:span></text:p>
          </table:table-cell>
          <table:table-cell office:value-type="float" office:value="2911" table:style-name="ce2">
            <text:p>2911</text:p>
          </table:table-cell>
          <table:table-cell office:value-type="float" office:value="19028757" table:style-name="ce2">
            <text:p>19028757</text:p>
          </table:table-cell>
          <table:table-cell office:value-type="float" office:value="21614019" table:style-name="ce2">
            <text:p>21614019</text:p>
          </table:table-cell>
          <table:table-cell office:value-type="float" office:value="42529849" table:style-name="ce1">
            <text:p>4252984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Kuva</text:span><text:span text:style-name="T1"><text:s/>Chatea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桃園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82" table:style-name="ce2">
            <text:p>182</text:p>
          </table:table-cell>
          <table:table-cell office:value-type="float" office:value="4653" table:style-name="ce2">
            <text:p>4653</text:p>
          </table:table-cell>
          <table:table-cell office:value-type="string" table:style-name="ce2">
            <text:p><text:span text:style-name="T1">85.22%</text:span></text:p>
          </table:table-cell>
          <table:table-cell office:value-type="float" office:value="1744" table:style-name="ce2">
            <text:p>1744</text:p>
          </table:table-cell>
          <table:table-cell office:value-type="float" office:value="8114895" table:style-name="ce2">
            <text:p>8114895</text:p>
          </table:table-cell>
          <table:table-cell office:value-type="float" office:value="2799109" table:style-name="ce2">
            <text:p>2799109</text:p>
          </table:table-cell>
          <table:table-cell office:value-type="float" office:value="11346152" table:style-name="ce1">
            <text:p>1134615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oyuan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林⼝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49" table:style-name="ce2">
            <text:p>149</text:p>
          </table:table-cell>
          <table:table-cell office:value-type="float" office:value="2830" table:style-name="ce2">
            <text:p>2830</text:p>
          </table:table-cell>
          <table:table-cell office:value-type="string" table:style-name="ce2">
            <text:p><text:span text:style-name="T1">63.31%</text:span></text:p>
          </table:table-cell>
          <table:table-cell office:value-type="float" office:value="2664" table:style-name="ce2">
            <text:p>2664</text:p>
          </table:table-cell>
          <table:table-cell office:value-type="float" office:value="7538138" table:style-name="ce2">
            <text:p>7538138</text:p>
          </table:table-cell>
          <table:table-cell office:value-type="float" office:value="4406429" table:style-name="ce2">
            <text:p>4406429</text:p>
          </table:table-cell>
          <table:table-cell office:value-type="float" office:value="12001104" table:style-name="ce1">
            <text:p>1200110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Linkou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豐⾢喜來登⼤飯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384" table:style-name="ce2">
            <text:p>384</text:p>
          </table:table-cell>
          <table:table-cell office:value-type="float" office:value="2291" table:style-name="ce2">
            <text:p>2291</text:p>
          </table:table-cell>
          <table:table-cell office:value-type="string" table:style-name="ce2">
            <text:p><text:span text:style-name="T1">19.89%</text:span></text:p>
          </table:table-cell>
          <table:table-cell office:value-type="float" office:value="3739" table:style-name="ce2">
            <text:p>3739</text:p>
          </table:table-cell>
          <table:table-cell office:value-type="float" office:value="8565424" table:style-name="ce2">
            <text:p>8565424</text:p>
          </table:table-cell>
          <table:table-cell office:value-type="float" office:value="4499049" table:style-name="ce2">
            <text:p>4499049</text:p>
          </table:table-cell>
          <table:table-cell office:value-type="float" office:value="14220433" table:style-name="ce1">
            <text:p>142204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eraton</text:span><text:span text:style-name="T1"><text:s/>Fongyi</text:span><text:span text:style-name="T1"><text:s/>Hotel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馥藝⾦鬱⾦香酒店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191" table:style-name="ce2">
            <text:p>191</text:p>
          </table:table-cell>
          <table:table-cell office:value-type="float" office:value="3488" table:style-name="ce2">
            <text:p>3488</text:p>
          </table:table-cell>
          <table:table-cell office:value-type="string" table:style-name="ce2">
            <text:p><text:span text:style-name="T1">60.87%</text:span></text:p>
          </table:table-cell>
          <table:table-cell office:value-type="float" office:value="1955" table:style-name="ce2">
            <text:p>1955</text:p>
          </table:table-cell>
          <table:table-cell office:value-type="float" office:value="6818683" table:style-name="ce2">
            <text:p>6818683</text:p>
          </table:table-cell>
          <table:table-cell office:value-type="float" office:value="4075223" table:style-name="ce2">
            <text:p>4075223</text:p>
          </table:table-cell>
          <table:table-cell office:value-type="float" office:value="11091916" table:style-name="ce1">
            <text:p>110919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esthetics</text:span><text:span text:style-name="T1"><text:s/>Golden</text:span><text:span text:style-name="T1"><text:s/>Tulip</text:span></text:p>
          </table:table-cell>
          <table:table-cell office:value-type="string" table:style-name="ce2">
            <text:p>Taoyuan-Hsinchu-Miaoli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陽明⼭中國麗緻⼤飯店</text:span></text:p>
          </table:table-cell>
          <table:table-cell office:value-type="string" table:style-name="ce2">
            <text:p>Scenery</text:p>
          </table:table-cell>
          <table:table-cell office:value-type="float" office:value="47" table:style-name="ce2">
            <text:p>47</text:p>
          </table:table-cell>
          <table:table-cell office:value-type="float" office:value="476" table:style-name="ce2">
            <text:p>476</text:p>
          </table:table-cell>
          <table:table-cell office:value-type="string" table:style-name="ce2">
            <text:p><text:span text:style-name="T1">33.76%</text:span></text:p>
          </table:table-cell>
          <table:table-cell office:value-type="float" office:value="4191" table:style-name="ce2">
            <text:p>4191</text:p>
          </table:table-cell>
          <table:table-cell office:value-type="float" office:value="1995057" table:style-name="ce2">
            <text:p>1995057</text:p>
          </table:table-cell>
          <table:table-cell office:value-type="float" office:value="1317806" table:style-name="ce2">
            <text:p>1317806</text:p>
          </table:table-cell>
          <table:table-cell office:value-type="float" office:value="4845218" table:style-name="ce1">
            <text:p>484521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Landis</text:span><text:span text:style-name="T1"><text:s/>China</text:span><text:span text:style-name="T1"><text:s/>Yangmingshan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趣淘漫旅</text:span></text:p>
          </table:table-cell>
          <table:table-cell office:value-type="string" table:style-name="ce2">
            <text:p>Scenery</text:p>
          </table:table-cell>
          <table:table-cell office:value-type="float" office:value="198" table:style-name="ce2">
            <text:p>198</text:p>
          </table:table-cell>
          <table:table-cell office:value-type="float" office:value="2907" table:style-name="ce2">
            <text:p>2907</text:p>
          </table:table-cell>
          <table:table-cell office:value-type="string" table:style-name="ce2">
            <text:p><text:span text:style-name="T1">48.94%</text:span></text:p>
          </table:table-cell>
          <table:table-cell office:value-type="float" office:value="2621" table:style-name="ce2">
            <text:p>2621</text:p>
          </table:table-cell>
          <table:table-cell office:value-type="float" office:value="7617932" table:style-name="ce2">
            <text:p>7617932</text:p>
          </table:table-cell>
          <table:table-cell office:value-type="float" office:value="3773968" table:style-name="ce2">
            <text:p>3773968</text:p>
          </table:table-cell>
          <table:table-cell office:value-type="float" office:value="12650067" table:style-name="ce1">
            <text:p>126500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CHAM</text:span><text:span text:style-name="T1"><text:s/>CHAM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⾼雄圓⼭⼤飯店</text:span></text:p>
          </table:table-cell>
          <table:table-cell office:value-type="string" table:style-name="ce2">
            <text:p>Scenery</text:p>
          </table:table-cell>
          <table:table-cell office:value-type="float" office:value="107" table:style-name="ce2">
            <text:p>107</text:p>
          </table:table-cell>
          <table:table-cell office:value-type="float" office:value="2275" table:style-name="ce2">
            <text:p>2275</text:p>
          </table:table-cell>
          <table:table-cell office:value-type="string" table:style-name="ce2">
            <text:p><text:span text:style-name="T1">70.87%</text:span></text:p>
          </table:table-cell>
          <table:table-cell office:value-type="float" office:value="2278" table:style-name="ce2">
            <text:p>2278</text:p>
          </table:table-cell>
          <table:table-cell office:value-type="float" office:value="5182676" table:style-name="ce2">
            <text:p>5182676</text:p>
          </table:table-cell>
          <table:table-cell office:value-type="float" office:value="7016170" table:style-name="ce2">
            <text:p>7016170</text:p>
          </table:table-cell>
          <table:table-cell office:value-type="float" office:value="12912183" table:style-name="ce1">
            <text:p>1291218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and</text:span><text:span text:style-name="T1"><text:s/>Hotel</text:span><text:span text:style-name="T1"><text:s/>Kaohsiu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礁溪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93" table:style-name="ce2">
            <text:p>193</text:p>
          </table:table-cell>
          <table:table-cell office:value-type="float" office:value="3489" table:style-name="ce2">
            <text:p>3489</text:p>
          </table:table-cell>
          <table:table-cell office:value-type="string" table:style-name="ce2">
            <text:p><text:span text:style-name="T1">60.26%</text:span></text:p>
          </table:table-cell>
          <table:table-cell office:value-type="float" office:value="6686" table:style-name="ce2">
            <text:p>6686</text:p>
          </table:table-cell>
          <table:table-cell office:value-type="float" office:value="23327018" table:style-name="ce2">
            <text:p>23327018</text:p>
          </table:table-cell>
          <table:table-cell office:value-type="float" office:value="15844652" table:style-name="ce2">
            <text:p>15844652</text:p>
          </table:table-cell>
          <table:table-cell office:value-type="float" office:value="47335445" table:style-name="ce1">
            <text:p>4733544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ao-Hi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涵碧樓⼤飯店</text:span></text:p>
          </table:table-cell>
          <table:table-cell office:value-type="string" table:style-name="ce2">
            <text:p>Scenery</text:p>
          </table:table-cell>
          <table:table-cell office:value-type="float" office:value="96" table:style-name="ce2">
            <text:p>96</text:p>
          </table:table-cell>
          <table:table-cell office:value-type="float" office:value="2231" table:style-name="ce2">
            <text:p>2231</text:p>
          </table:table-cell>
          <table:table-cell office:value-type="string" table:style-name="ce2">
            <text:p><text:span text:style-name="T1">77.47%</text:span></text:p>
          </table:table-cell>
          <table:table-cell office:value-type="float" office:value="13584" table:style-name="ce2">
            <text:p>13584</text:p>
          </table:table-cell>
          <table:table-cell office:value-type="float" office:value="30305454" table:style-name="ce2">
            <text:p>30305454</text:p>
          </table:table-cell>
          <table:table-cell office:value-type="float" office:value="2572544" table:style-name="ce2">
            <text:p>2572544</text:p>
          </table:table-cell>
          <table:table-cell office:value-type="float" office:value="35485870" table:style-name="ce1">
            <text:p>3548587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Lalu</text:span><text:span text:style-name="T1"><text:s/>Sun</text:span><text:span text:style-name="T1"><text:s/>Moon</text:span><text:span text:style-name="T1"><text:s/>Lak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雲品溫泉酒店⽇⽉潭</text:span></text:p>
          </table:table-cell>
          <table:table-cell office:value-type="string" table:style-name="ce2">
            <text:p>Scenery</text:p>
          </table:table-cell>
          <table:table-cell office:value-type="float" office:value="211" table:style-name="ce2">
            <text:p>211</text:p>
          </table:table-cell>
          <table:table-cell office:value-type="float" office:value="4895" table:style-name="ce2">
            <text:p>4895</text:p>
          </table:table-cell>
          <table:table-cell office:value-type="string" table:style-name="ce2">
            <text:p><text:span text:style-name="T1">77.33%</text:span></text:p>
          </table:table-cell>
          <table:table-cell office:value-type="float" office:value="7775" table:style-name="ce2">
            <text:p>7775</text:p>
          </table:table-cell>
          <table:table-cell office:value-type="float" office:value="38056178" table:style-name="ce2">
            <text:p>38056178</text:p>
          </table:table-cell>
          <table:table-cell office:value-type="float" office:value="21512189" table:style-name="ce2">
            <text:p>21512189</text:p>
          </table:table-cell>
          <table:table-cell office:value-type="float" office:value="63815094" table:style-name="ce1">
            <text:p>6381509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leur</text:span><text:span text:style-name="T1"><text:s/>De</text:span><text:span text:style-name="T1"><text:s/>Chine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⽇⽉⾏館</text:span></text:p>
          </table:table-cell>
          <table:table-cell office:value-type="string" table:style-name="ce2">
            <text:p>Scenery</text:p>
          </table:table-cell>
          <table:table-cell office:value-type="float" office:value="92" table:style-name="ce2">
            <text:p>92</text:p>
          </table:table-cell>
          <table:table-cell office:value-type="float" office:value="705" table:style-name="ce2">
            <text:p>705</text:p>
          </table:table-cell>
          <table:table-cell office:value-type="string" table:style-name="ce2">
            <text:p><text:span text:style-name="T1">25.54%</text:span></text:p>
          </table:table-cell>
          <table:table-cell office:value-type="float" office:value="10263" table:style-name="ce2">
            <text:p>10263</text:p>
          </table:table-cell>
          <table:table-cell office:value-type="float" office:value="7235120" table:style-name="ce2">
            <text:p>7235120</text:p>
          </table:table-cell>
          <table:table-cell office:value-type="float" office:value="2365025" table:style-name="ce2">
            <text:p>2365025</text:p>
          </table:table-cell>
          <table:table-cell office:value-type="float" office:value="9700237" table:style-name="ce1">
            <text:p>970023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Wen</text:span><text:span text:style-name="T1"><text:s/>Wan</text:span><text:span text:style-name="T1"><text:s/>Hotel</text:span><text:span text:style-name="T1"><text:s/>&amp;</text:span><text:span text:style-name="T1"><text:s/>Resorts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凱撒⼤飯店</text:span></text:p>
          </table:table-cell>
          <table:table-cell office:value-type="string" table:style-name="ce2">
            <text:p>Scenery</text:p>
          </table:table-cell>
          <table:table-cell office:value-type="float" office:value="281" table:style-name="ce2">
            <text:p>281</text:p>
          </table:table-cell>
          <table:table-cell office:value-type="float" office:value="7772" table:style-name="ce2">
            <text:p>7772</text:p>
          </table:table-cell>
          <table:table-cell office:value-type="string" table:style-name="ce2">
            <text:p><text:span text:style-name="T1">92.19%</text:span></text:p>
          </table:table-cell>
          <table:table-cell office:value-type="float" office:value="4543" table:style-name="ce2">
            <text:p>4543</text:p>
          </table:table-cell>
          <table:table-cell office:value-type="float" office:value="35311627" table:style-name="ce2">
            <text:p>35311627</text:p>
          </table:table-cell>
          <table:table-cell office:value-type="float" office:value="12335888" table:style-name="ce2">
            <text:p>12335888</text:p>
          </table:table-cell>
          <table:table-cell office:value-type="float" office:value="49855003" table:style-name="ce1">
            <text:p>498550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福華渡假飯店</text:span></text:p>
          </table:table-cell>
          <table:table-cell office:value-type="string" table:style-name="ce2">
            <text:p>Scenery</text:p>
          </table:table-cell>
          <table:table-cell office:value-type="float" office:value="458" table:style-name="ce2">
            <text:p>458</text:p>
          </table:table-cell>
          <table:table-cell office:value-type="float" office:value="8471" table:style-name="ce2">
            <text:p>8471</text:p>
          </table:table-cell>
          <table:table-cell office:value-type="string" table:style-name="ce2">
            <text:p><text:span text:style-name="T1">61.65%</text:span></text:p>
          </table:table-cell>
          <table:table-cell office:value-type="float" office:value="3213" table:style-name="ce2">
            <text:p>3213</text:p>
          </table:table-cell>
          <table:table-cell office:value-type="float" office:value="27218643" table:style-name="ce2">
            <text:p>27218643</text:p>
          </table:table-cell>
          <table:table-cell office:value-type="float" office:value="8479222" table:style-name="ce2">
            <text:p>8479222</text:p>
          </table:table-cell>
          <table:table-cell office:value-type="float" office:value="36719531" table:style-name="ce1">
            <text:p>367195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ward</text:span><text:span text:style-name="T1"><text:s/>Beach</text:span><text:span text:style-name="T1"><text:s/>Resort</text:span><text:span text:style-name="T1"><text:s/>Kenting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東⽅渡假酒店</text:span></text:p>
          </table:table-cell>
          <table:table-cell office:value-type="string" table:style-name="ce2">
            <text:p>Scenery</text:p>
          </table:table-cell>
          <table:table-cell office:value-type="float" office:value="112" table:style-name="ce2">
            <text:p>112</text:p>
          </table:table-cell>
          <table:table-cell office:value-type="float" office:value="606" table:style-name="ce2">
            <text:p>606</text:p>
          </table:table-cell>
          <table:table-cell office:value-type="string" table:style-name="ce2">
            <text:p><text:span text:style-name="T1">18.04%</text:span></text:p>
          </table:table-cell>
          <table:table-cell office:value-type="float" office:value="2775" table:style-name="ce2">
            <text:p>2775</text:p>
          </table:table-cell>
          <table:table-cell office:value-type="float" office:value="1681473" table:style-name="ce2">
            <text:p>1681473</text:p>
          </table:table-cell>
          <table:table-cell office:value-type="float" office:value="2898238" table:style-name="ce2">
            <text:p>2898238</text:p>
          </table:table-cell>
          <table:table-cell office:value-type="float" office:value="4579711" table:style-name="ce1">
            <text:p>45797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ong</text:span><text:span text:style-name="T1"><text:s/>Fang</text:span><text:span text:style-name="T1"><text:s/>Du</text:span><text:span text:style-name="T1"><text:s/>Jia</text:span><text:span text:style-name="T1"><text:s/>Jiudian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知本老爺⼤酒店</text:span></text:p>
          </table:table-cell>
          <table:table-cell office:value-type="string" table:style-name="ce2">
            <text:p>Scenery</text:p>
          </table:table-cell>
          <table:table-cell office:value-type="float" office:value="182" table:style-name="ce2">
            <text:p>182</text:p>
          </table:table-cell>
          <table:table-cell office:value-type="float" office:value="3909" table:style-name="ce2">
            <text:p>3909</text:p>
          </table:table-cell>
          <table:table-cell office:value-type="string" table:style-name="ce2">
            <text:p><text:span text:style-name="T1">71.59%</text:span></text:p>
          </table:table-cell>
          <table:table-cell office:value-type="float" office:value="3633" table:style-name="ce2">
            <text:p>3633</text:p>
          </table:table-cell>
          <table:table-cell office:value-type="float" office:value="14200536" table:style-name="ce2">
            <text:p>14200536</text:p>
          </table:table-cell>
          <table:table-cell office:value-type="float" office:value="8570175" table:style-name="ce2">
            <text:p>8570175</text:p>
          </table:table-cell>
          <table:table-cell office:value-type="float" office:value="25831873" table:style-name="ce1">
            <text:p>2583187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Royal</text:span><text:span text:style-name="T1"><text:s/>Chihpen</text:span><text:span text:style-name="T1"><text:s/>Spa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太魯閣晶英酒店</text:span></text:p>
          </table:table-cell>
          <table:table-cell office:value-type="string" table:style-name="ce2">
            <text:p>Scenery</text:p>
          </table:table-cell>
          <table:table-cell office:value-type="float" office:value="160" table:style-name="ce2">
            <text:p>160</text:p>
          </table:table-cell>
          <table:table-cell office:value-type="float" office:value="3170" table:style-name="ce2">
            <text:p>3170</text:p>
          </table:table-cell>
          <table:table-cell office:value-type="string" table:style-name="ce2">
            <text:p><text:span text:style-name="T1">66.04%</text:span></text:p>
          </table:table-cell>
          <table:table-cell office:value-type="float" office:value="7353" table:style-name="ce2">
            <text:p>7353</text:p>
          </table:table-cell>
          <table:table-cell office:value-type="float" office:value="23309648" table:style-name="ce2">
            <text:p>23309648</text:p>
          </table:table-cell>
          <table:table-cell office:value-type="float" office:value="7737846" table:style-name="ce2">
            <text:p>7737846</text:p>
          </table:table-cell>
          <table:table-cell office:value-type="float" office:value="34568291" table:style-name="ce1">
            <text:p>3456829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Hotel,</text:span><text:span text:style-name="T1"><text:s/>Taroko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福隆</text:span></text:p>
          </table:table-cell>
          <table:table-cell office:value-type="string" table:style-name="ce2">
            <text:p>Scenery</text:p>
          </table:table-cell>
          <table:table-cell office:value-type="float" office:value="174" table:style-name="ce2">
            <text:p>174</text:p>
          </table:table-cell>
          <table:table-cell office:value-type="float" office:value="1684" table:style-name="ce2">
            <text:p>1684</text:p>
          </table:table-cell>
          <table:table-cell office:value-type="string" table:style-name="ce2">
            <text:p><text:span text:style-name="T1">32.26%</text:span></text:p>
          </table:table-cell>
          <table:table-cell office:value-type="float" office:value="4488" table:style-name="ce2">
            <text:p>4488</text:p>
          </table:table-cell>
          <table:table-cell office:value-type="float" office:value="7557057" table:style-name="ce2">
            <text:p>7557057</text:p>
          </table:table-cell>
          <table:table-cell office:value-type="float" office:value="4695784" table:style-name="ce2">
            <text:p>4695784</text:p>
          </table:table-cell>
          <table:table-cell office:value-type="float" office:value="12564927" table:style-name="ce1">
            <text:p>1256492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ong</text:span><text:span text:style-name="T1"><text:s/>Beach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龍⾕⼤飯店</text:span></text:p>
          </table:table-cell>
          <table:table-cell office:value-type="string" table:style-name="ce2">
            <text:p>Scenery</text:p>
          </table:table-cell>
          <table:table-cell office:value-type="float" office:value="189" table:style-name="ce2">
            <text:p>189</text:p>
          </table:table-cell>
          <table:table-cell office:value-type="float" office:value="1297" table:style-name="ce2">
            <text:p>1297</text:p>
          </table:table-cell>
          <table:table-cell office:value-type="string" table:style-name="ce2">
            <text:p><text:span text:style-name="T1">22.87%</text:span></text:p>
          </table:table-cell>
          <table:table-cell office:value-type="float" office:value="1917" table:style-name="ce2">
            <text:p>1917</text:p>
          </table:table-cell>
          <table:table-cell office:value-type="float" office:value="2486422" table:style-name="ce2">
            <text:p>2486422</text:p>
          </table:table-cell>
          <table:table-cell office:value-type="float" office:value="605763" table:style-name="ce2">
            <text:p>605763</text:p>
          </table:table-cell>
          <table:table-cell office:value-type="float" office:value="3442340" table:style-name="ce1">
            <text:p>34423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ragon</text:span><text:span text:style-name="T1"><text:s/>Valley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/text:p>
          </table:table-cell>
          <table:table-cell office:value-type="string" table:style-name="ce2">
            <text:p>Scenery</text:p>
          </table:table-cell>
          <table:table-cell office:value-type="float" office:value="35" table:style-name="ce2">
            <text:p>35</text:p>
          </table:table-cell>
          <table:table-cell office:value-type="float" office:value="484" table:style-name="ce2">
            <text:p>484</text:p>
          </table:table-cell>
          <table:table-cell office:value-type="string" table:style-name="ce2">
            <text:p><text:span text:style-name="T1">46.10%</text:span></text:p>
          </table:table-cell>
          <table:table-cell office:value-type="float" office:value="6084" table:style-name="ce2">
            <text:p>6084</text:p>
          </table:table-cell>
          <table:table-cell office:value-type="float" office:value="2944496" table:style-name="ce2">
            <text:p>2944496</text:p>
          </table:table-cell>
          <table:table-cell office:value-type="float" office:value="0" table:style-name="ce2">
            <text:p>0</text:p>
          </table:table-cell>
          <table:table-cell office:value-type="float" office:value="2944496" table:style-name="ce1">
            <text:p>29444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名都觀光渡假⼤飯店</text:span></text:p>
          </table:table-cell>
          <table:table-cell office:value-type="string" table:style-name="ce2">
            <text:p>Scenery</text:p>
          </table:table-cell>
          <table:table-cell office:value-type="float" office:value="97" table:style-name="ce2">
            <text:p>97</text:p>
          </table:table-cell>
          <table:table-cell office:value-type="float" office:value="2254" table:style-name="ce2">
            <text:p>2254</text:p>
          </table:table-cell>
          <table:table-cell office:value-type="string" table:style-name="ce2">
            <text:p><text:span text:style-name="T1">77.46%</text:span></text:p>
          </table:table-cell>
          <table:table-cell office:value-type="float" office:value="906" table:style-name="ce2">
            <text:p>906</text:p>
          </table:table-cell>
          <table:table-cell office:value-type="float" office:value="2042341" table:style-name="ce2">
            <text:p>2042341</text:p>
          </table:table-cell>
          <table:table-cell office:value-type="float" office:value="3076772" table:style-name="ce2">
            <text:p>3076772</text:p>
          </table:table-cell>
          <table:table-cell office:value-type="float" office:value="5196567" table:style-name="ce1">
            <text:p>51965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</text:span><text:span text:style-name="T1"><text:s/>Max</text:span><text:span text:style-name="T1"><text:s/>Resort</text:span><text:span text:style-name="T1"><text:s/>Hotel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阿⾥⼭賓館</text:span><text:span text:style-name="T1">(</text:span><text:span text:style-name="T2">新館</text:span><text:span text:style-name="T1">)</text:span></text:p>
          </table:table-cell>
          <table:table-cell office:value-type="string" table:style-name="ce2">
            <text:p>Scenery</text:p>
          </table:table-cell>
          <table:table-cell office:value-type="float" office:value="102" table:style-name="ce2">
            <text:p>102</text:p>
          </table:table-cell>
          <table:table-cell office:value-type="float" office:value="2415" table:style-name="ce2">
            <text:p>2415</text:p>
          </table:table-cell>
          <table:table-cell office:value-type="string" table:style-name="ce2">
            <text:p><text:span text:style-name="T1">78.92%</text:span></text:p>
          </table:table-cell>
          <table:table-cell office:value-type="float" office:value="5953" table:style-name="ce2">
            <text:p>5953</text:p>
          </table:table-cell>
          <table:table-cell office:value-type="float" office:value="14376069" table:style-name="ce2">
            <text:p>14376069</text:p>
          </table:table-cell>
          <table:table-cell office:value-type="float" office:value="7486541" table:style-name="ce2">
            <text:p>7486541</text:p>
          </table:table-cell>
          <table:table-cell office:value-type="float" office:value="22239399" table:style-name="ce1">
            <text:p>2223939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Alishan</text:span><text:span text:style-name="T1"><text:s/>House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墾丁怡灣渡假酒店</text:span></text:p>
          </table:table-cell>
          <table:table-cell office:value-type="string" table:style-name="ce2">
            <text:p>Scenery</text:p>
          </table:table-cell>
          <table:table-cell office:value-type="float" office:value="175" table:style-name="ce2">
            <text:p>175</text:p>
          </table:table-cell>
          <table:table-cell office:value-type="float" office:value="1520" table:style-name="ce2">
            <text:p>1520</text:p>
          </table:table-cell>
          <table:table-cell office:value-type="string" table:style-name="ce2">
            <text:p><text:span text:style-name="T1">28.95%</text:span></text:p>
          </table:table-cell>
          <table:table-cell office:value-type="float" office:value="2381" table:style-name="ce2">
            <text:p>2381</text:p>
          </table:table-cell>
          <table:table-cell office:value-type="float" office:value="3619177" table:style-name="ce2">
            <text:p>3619177</text:p>
          </table:table-cell>
          <table:table-cell office:value-type="float" office:value="748784" table:style-name="ce2">
            <text:p>748784</text:p>
          </table:table-cell>
          <table:table-cell office:value-type="float" office:value="4486310" table:style-name="ce1">
            <text:p>448631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Grand</text:span><text:span text:style-name="T1"><text:s/>Bay</text:span><text:span text:style-name="T1"><text:s/>Resort</text:span></text:p>
          </table:table-cell>
          <table:table-cell office:value-type="string" table:style-name="ce2">
            <text:p>Scener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福容⼤飯店</text:span><text:span text:style-name="T2"><text:s/>淡⽔漁⼈碼頭</text:span></text:p>
          </table:table-cell>
          <table:table-cell office:value-type="string" table:style-name="ce2">
            <text:p>Others</text:p>
          </table:table-cell>
          <table:table-cell office:value-type="float" office:value="198" table:style-name="ce2">
            <text:p>198</text:p>
          </table:table-cell>
          <table:table-cell office:value-type="float" office:value="2745" table:style-name="ce2">
            <text:p>2745</text:p>
          </table:table-cell>
          <table:table-cell office:value-type="string" table:style-name="ce2">
            <text:p><text:span text:style-name="T1">46.21%</text:span></text:p>
          </table:table-cell>
          <table:table-cell office:value-type="float" office:value="4108" table:style-name="ce2">
            <text:p>4108</text:p>
          </table:table-cell>
          <table:table-cell office:value-type="float" office:value="11276113" table:style-name="ce2">
            <text:p>11276113</text:p>
          </table:table-cell>
          <table:table-cell office:value-type="float" office:value="12891079" table:style-name="ce2">
            <text:p>12891079</text:p>
          </table:table-cell>
          <table:table-cell office:value-type="float" office:value="26015803" table:style-name="ce1">
            <text:p>2601580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ullon</text:span><text:span text:style-name="T1"><text:s/>Hotel</text:span><text:span text:style-name="T1"><text:s/>Tamsui</text:span><text:span text:style-name="T1"><text:s/>Fishermen’s</text:span><text:span text:style-name="T1"><text:s/>Wharf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⼤板根渡假酒店</text:span></text:p>
          </table:table-cell>
          <table:table-cell office:value-type="string" table:style-name="ce2">
            <text:p>Others</text:p>
          </table:table-cell>
          <table:table-cell office:value-type="float" office:value="95" table:style-name="ce2">
            <text:p>95</text:p>
          </table:table-cell>
          <table:table-cell office:value-type="float" office:value="2474" table:style-name="ce2">
            <text:p>2474</text:p>
          </table:table-cell>
          <table:table-cell office:value-type="string" table:style-name="ce2">
            <text:p><text:span text:style-name="T1">86.81%</text:span></text:p>
          </table:table-cell>
          <table:table-cell office:value-type="float" office:value="4312" table:style-name="ce2">
            <text:p>4312</text:p>
          </table:table-cell>
          <table:table-cell office:value-type="float" office:value="10668027" table:style-name="ce2">
            <text:p>10668027</text:p>
          </table:table-cell>
          <table:table-cell office:value-type="float" office:value="11249352" table:style-name="ce2">
            <text:p>11249352</text:p>
          </table:table-cell>
          <table:table-cell office:value-type="float" office:value="34734342" table:style-name="ce1">
            <text:p>3473434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Great</text:span><text:span text:style-name="T1"><text:s/>Roots</text:span><text:span text:style-name="T1"><text:s/>Resor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板橋凱撒⼤飯店</text:span></text:p>
          </table:table-cell>
          <table:table-cell office:value-type="string" table:style-name="ce2">
            <text:p>Others</text:p>
          </table:table-cell>
          <table:table-cell office:value-type="float" office:value="400" table:style-name="ce2">
            <text:p>400</text:p>
          </table:table-cell>
          <table:table-cell office:value-type="float" office:value="8545" table:style-name="ce2">
            <text:p>8545</text:p>
          </table:table-cell>
          <table:table-cell office:value-type="string" table:style-name="ce2">
            <text:p><text:span text:style-name="T1">71.21%</text:span></text:p>
          </table:table-cell>
          <table:table-cell office:value-type="float" office:value="3530" table:style-name="ce2">
            <text:p>3530</text:p>
          </table:table-cell>
          <table:table-cell office:value-type="float" office:value="30165569" table:style-name="ce2">
            <text:p>30165569</text:p>
          </table:table-cell>
          <table:table-cell office:value-type="float" office:value="13775239" table:style-name="ce2">
            <text:p>13775239</text:p>
          </table:table-cell>
          <table:table-cell office:value-type="float" office:value="44072178" table:style-name="ce1">
            <text:p>440721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aesar</text:span><text:span text:style-name="T1"><text:s/>Park</text:span><text:span text:style-name="T1"><text:s/>Hotel</text:span><text:span text:style-name="T1"><text:s/>Banqiao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飯店</text:span></text:p>
          </table:table-cell>
          <table:table-cell office:value-type="string" table:style-name="ce2">
            <text:p>Others</text:p>
          </table:table-cell>
          <table:table-cell office:value-type="float" office:value="152" table:style-name="ce2">
            <text:p>152</text:p>
          </table:table-cell>
          <table:table-cell office:value-type="float" office:value="2850" table:style-name="ce2">
            <text:p>2850</text:p>
          </table:table-cell>
          <table:table-cell office:value-type="string" table:style-name="ce2">
            <text:p><text:span text:style-name="T1">62.50%</text:span></text:p>
          </table:table-cell>
          <table:table-cell office:value-type="float" office:value="2108" table:style-name="ce2">
            <text:p>2108</text:p>
          </table:table-cell>
          <table:table-cell office:value-type="float" office:value="6008810" table:style-name="ce2">
            <text:p>6008810</text:p>
          </table:table-cell>
          <table:table-cell office:value-type="float" office:value="5930229" table:style-name="ce2">
            <text:p>5930229</text:p>
          </table:table-cell>
          <table:table-cell office:value-type="float" office:value="12740480" table:style-name="ce1">
            <text:p>1274048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Hotel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⼤億麗緻酒店</text:span></text:p>
          </table:table-cell>
          <table:table-cell office:value-type="string" table:style-name="ce2">
            <text:p>Others</text:p>
          </table:table-cell>
          <table:table-cell office:value-type="float" office:value="315" table:style-name="ce2">
            <text:p>315</text:p>
          </table:table-cell>
          <table:table-cell office:value-type="float" office:value="8239" table:style-name="ce2">
            <text:p>8239</text:p>
          </table:table-cell>
          <table:table-cell office:value-type="string" table:style-name="ce2">
            <text:p><text:span text:style-name="T1">87.19%</text:span></text:p>
          </table:table-cell>
          <table:table-cell office:value-type="float" office:value="2684" table:style-name="ce2">
            <text:p>2684</text:p>
          </table:table-cell>
          <table:table-cell office:value-type="float" office:value="22114258" table:style-name="ce2">
            <text:p>22114258</text:p>
          </table:table-cell>
          <table:table-cell office:value-type="float" office:value="26248734" table:style-name="ce2">
            <text:p>26248734</text:p>
          </table:table-cell>
          <table:table-cell office:value-type="float" office:value="53717155" table:style-name="ce1">
            <text:p>5371715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ayih</text:span><text:span text:style-name="T1"><text:s/>Landis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糖⻑榮酒店</text:span><text:span text:style-name="T1">(</text:span><text:span text:style-name="T2">台南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197" table:style-name="ce2">
            <text:p>197</text:p>
          </table:table-cell>
          <table:table-cell office:value-type="float" office:value="4988" table:style-name="ce2">
            <text:p>4988</text:p>
          </table:table-cell>
          <table:table-cell office:value-type="string" table:style-name="ce2">
            <text:p><text:span text:style-name="T1">84.40%</text:span></text:p>
          </table:table-cell>
          <table:table-cell office:value-type="float" office:value="2470" table:style-name="ce2">
            <text:p>2470</text:p>
          </table:table-cell>
          <table:table-cell office:value-type="float" office:value="12320816" table:style-name="ce2">
            <text:p>12320816</text:p>
          </table:table-cell>
          <table:table-cell office:value-type="float" office:value="17583546" table:style-name="ce2">
            <text:p>17583546</text:p>
          </table:table-cell>
          <table:table-cell office:value-type="float" office:value="31404733" table:style-name="ce1">
            <text:p>3140473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Plaza</text:span><text:span text:style-name="T1"><text:s/>Hotel(Tainan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香格⾥拉台南遠東國際⼤飯店</text:span></text:p>
          </table:table-cell>
          <table:table-cell office:value-type="string" table:style-name="ce2">
            <text:p>Others</text:p>
          </table:table-cell>
          <table:table-cell office:value-type="float" office:value="333" table:style-name="ce2">
            <text:p>333</text:p>
          </table:table-cell>
          <table:table-cell office:value-type="float" office:value="7194" table:style-name="ce2">
            <text:p>7194</text:p>
          </table:table-cell>
          <table:table-cell office:value-type="string" table:style-name="ce2">
            <text:p><text:span text:style-name="T1">72.01%</text:span></text:p>
          </table:table-cell>
          <table:table-cell office:value-type="float" office:value="3717" table:style-name="ce2">
            <text:p>3717</text:p>
          </table:table-cell>
          <table:table-cell office:value-type="float" office:value="26737313" table:style-name="ce2">
            <text:p>26737313</text:p>
          </table:table-cell>
          <table:table-cell office:value-type="float" office:value="18589633" table:style-name="ce2">
            <text:p>18589633</text:p>
          </table:table-cell>
          <table:table-cell office:value-type="float" office:value="51577244" table:style-name="ce1">
            <text:p>5157724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hangri-La’s</text:span><text:span text:style-name="T1"><text:s/>Far</text:span><text:span text:style-name="T1"><text:s/>Eastern</text:span><text:span text:style-name="T1"><text:s/>Plaza</text:span><text:span text:style-name="T1"><text:s/>Hotel,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南⼤員皇冠假⽇酒店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3306" table:style-name="ce2">
            <text:p>3306</text:p>
          </table:table-cell>
          <table:table-cell office:value-type="string" table:style-name="ce2">
            <text:p><text:span text:style-name="T1">47.71%</text:span></text:p>
          </table:table-cell>
          <table:table-cell office:value-type="float" office:value="3199" table:style-name="ce2">
            <text:p>3199</text:p>
          </table:table-cell>
          <table:table-cell office:value-type="float" office:value="10575437" table:style-name="ce2">
            <text:p>10575437</text:p>
          </table:table-cell>
          <table:table-cell office:value-type="float" office:value="7982642" table:style-name="ce2">
            <text:p>7982642</text:p>
          </table:table-cell>
          <table:table-cell office:value-type="float" office:value="21144816" table:style-name="ce1">
            <text:p>2114481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CROWNE</text:span><text:span text:style-name="T1"><text:s/>PLAZA</text:span><text:span text:style-name="T1"><text:s/>TAIN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蘭城晶英酒店</text:span></text:p>
          </table:table-cell>
          <table:table-cell office:value-type="string" table:style-name="ce2">
            <text:p>Others</text:p>
          </table:table-cell>
          <table:table-cell office:value-type="float" office:value="193" table:style-name="ce2">
            <text:p>193</text:p>
          </table:table-cell>
          <table:table-cell office:value-type="float" office:value="3451" table:style-name="ce2">
            <text:p>3451</text:p>
          </table:table-cell>
          <table:table-cell office:value-type="string" table:style-name="ce2">
            <text:p><text:span text:style-name="T1">59.60%</text:span></text:p>
          </table:table-cell>
          <table:table-cell office:value-type="float" office:value="9631" table:style-name="ce2">
            <text:p>9631</text:p>
          </table:table-cell>
          <table:table-cell office:value-type="float" office:value="33236887" table:style-name="ce2">
            <text:p>33236887</text:p>
          </table:table-cell>
          <table:table-cell office:value-type="float" office:value="27237634" table:style-name="ce2">
            <text:p>27237634</text:p>
          </table:table-cell>
          <table:table-cell office:value-type="float" office:value="67990678" table:style-name="ce1">
            <text:p>6799067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ilks</text:span><text:span text:style-name="T1"><text:s/>Place</text:span><text:span text:style-name="T1"><text:s/>Yila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鳳凰酒店</text:span><text:span text:style-name="T1">(</text:span><text:span text:style-name="T2">礁溪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231" table:style-name="ce2">
            <text:p>231</text:p>
          </table:table-cell>
          <table:table-cell office:value-type="float" office:value="4191" table:style-name="ce2">
            <text:p>4191</text:p>
          </table:table-cell>
          <table:table-cell office:value-type="string" table:style-name="ce2">
            <text:p><text:span text:style-name="T1">60.48%</text:span></text:p>
          </table:table-cell>
          <table:table-cell office:value-type="float" office:value="5788" table:style-name="ce2">
            <text:p>5788</text:p>
          </table:table-cell>
          <table:table-cell office:value-type="float" office:value="24255906" table:style-name="ce2">
            <text:p>24255906</text:p>
          </table:table-cell>
          <table:table-cell office:value-type="float" office:value="16711059" table:style-name="ce2">
            <text:p>16711059</text:p>
          </table:table-cell>
          <table:table-cell office:value-type="float" office:value="47651931" table:style-name="ce1">
            <text:p>476519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Resort</text:span><text:span text:style-name="T1"><text:s/>Hotel(Jiaosi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綠舞國際觀光飯店</text:span></text:p>
          </table:table-cell>
          <table:table-cell office:value-type="string" table:style-name="ce2">
            <text:p>Others</text:p>
          </table:table-cell>
          <table:table-cell office:value-type="float" office:value="104" table:style-name="ce2">
            <text:p>104</text:p>
          </table:table-cell>
          <table:table-cell office:value-type="float" office:value="721" table:style-name="ce2">
            <text:p>721</text:p>
          </table:table-cell>
          <table:table-cell office:value-type="string" table:style-name="ce2">
            <text:p><text:span text:style-name="T1">23.11%</text:span></text:p>
          </table:table-cell>
          <table:table-cell office:value-type="float" office:value="5809" table:style-name="ce2">
            <text:p>5809</text:p>
          </table:table-cell>
          <table:table-cell office:value-type="float" office:value="4188245" table:style-name="ce2">
            <text:p>4188245</text:p>
          </table:table-cell>
          <table:table-cell office:value-type="float" office:value="2427244" table:style-name="ce2">
            <text:p>2427244</text:p>
          </table:table-cell>
          <table:table-cell office:value-type="float" office:value="7817531" table:style-name="ce1">
            <text:p>781753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Dancewoods</text:span><text:span text:style-name="T1"><text:s/>Hotels</text:span><text:span text:style-name="T1"><text:s/>and</text:span><text:span text:style-name="T1"><text:s/>Resorts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麒麟⼤飯店</text:span></text:p>
          </table:table-cell>
          <table:table-cell office:value-type="string" table:style-name="ce2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1433" table:style-name="ce2">
            <text:p>1433</text:p>
          </table:table-cell>
          <table:table-cell office:value-type="string" table:style-name="ce2">
            <text:p><text:span text:style-name="T1">28.60%</text:span></text:p>
          </table:table-cell>
          <table:table-cell office:value-type="float" office:value="2225" table:style-name="ce2">
            <text:p>2225</text:p>
          </table:table-cell>
          <table:table-cell office:value-type="float" office:value="3188158" table:style-name="ce2">
            <text:p>3188158</text:p>
          </table:table-cell>
          <table:table-cell office:value-type="float" office:value="1281370" table:style-name="ce2">
            <text:p>1281370</text:p>
          </table:table-cell>
          <table:table-cell office:value-type="float" office:value="4740396" table:style-name="ce1">
            <text:p>474039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Kili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娜路彎⼤酒店</text:span></text:p>
          </table:table-cell>
          <table:table-cell office:value-type="string" table:style-name="ce2">
            <text:p>Others</text:p>
          </table:table-cell>
          <table:table-cell office:value-type="float" office:value="276" table:style-name="ce2">
            <text:p>276</text:p>
          </table:table-cell>
          <table:table-cell office:value-type="float" office:value="5076" table:style-name="ce2">
            <text:p>5076</text:p>
          </table:table-cell>
          <table:table-cell office:value-type="string" table:style-name="ce2">
            <text:p><text:span text:style-name="T1">61.30%</text:span></text:p>
          </table:table-cell>
          <table:table-cell office:value-type="float" office:value="3520" table:style-name="ce2">
            <text:p>3520</text:p>
          </table:table-cell>
          <table:table-cell office:value-type="float" office:value="17866253" table:style-name="ce2">
            <text:p>17866253</text:p>
          </table:table-cell>
          <table:table-cell office:value-type="float" office:value="11080811" table:style-name="ce2">
            <text:p>11080811</text:p>
          </table:table-cell>
          <table:table-cell office:value-type="float" office:value="33985269" table:style-name="ce1">
            <text:p>3398526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rmosan</text:span><text:span text:style-name="T1"><text:s/>Naruwan</text:span><text:span text:style-name="T1"><text:s/>Hotel</text:span><text:span text:style-name="T1"><text:s/>&amp;</text:span><text:span text:style-name="T1"><text:s/>Resort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樂樂⽇暉溫泉酒店</text:p>
          </table:table-cell>
          <table:table-cell office:value-type="string" table:style-name="ce2">
            <text:p>Others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<text:span text:style-name="T1">0.00%</text:span>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J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澎湖福朋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331" table:style-name="ce2">
            <text:p>331</text:p>
          </table:table-cell>
          <table:table-cell office:value-type="float" office:value="6354" table:style-name="ce2">
            <text:p>6354</text:p>
          </table:table-cell>
          <table:table-cell office:value-type="string" table:style-name="ce2">
            <text:p><text:span text:style-name="T1">63.99%</text:span></text:p>
          </table:table-cell>
          <table:table-cell office:value-type="float" office:value="2579" table:style-name="ce2">
            <text:p>2579</text:p>
          </table:table-cell>
          <table:table-cell office:value-type="float" office:value="16384109" table:style-name="ce2">
            <text:p>16384109</text:p>
          </table:table-cell>
          <table:table-cell office:value-type="float" office:value="15596292" table:style-name="ce2">
            <text:p>15596292</text:p>
          </table:table-cell>
          <table:table-cell office:value-type="float" office:value="35439762" table:style-name="ce1">
            <text:p>3543976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our</text:span><text:span text:style-name="T1"><text:s/>Point</text:span><text:span text:style-name="T1"><text:s/>by</text:span><text:span text:style-name="T1"><text:s/>Sheraton</text:span><text:span text:style-name="T1"><text:s/>Penghu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耐斯王⼦⼤飯店</text:span></text:p>
          </table:table-cell>
          <table:table-cell office:value-type="string" table:style-name="ce2">
            <text:p>Others</text:p>
          </table:table-cell>
          <table:table-cell office:value-type="float" office:value="245" table:style-name="ce2">
            <text:p>245</text:p>
          </table:table-cell>
          <table:table-cell office:value-type="float" office:value="5501" table:style-name="ce2">
            <text:p>5501</text:p>
          </table:table-cell>
          <table:table-cell office:value-type="string" table:style-name="ce2">
            <text:p><text:span text:style-name="T1">74.84%</text:span></text:p>
          </table:table-cell>
          <table:table-cell office:value-type="float" office:value="2156" table:style-name="ce2">
            <text:p>2156</text:p>
          </table:table-cell>
          <table:table-cell office:value-type="float" office:value="11858073" table:style-name="ce2">
            <text:p>11858073</text:p>
          </table:table-cell>
          <table:table-cell office:value-type="float" office:value="11323261" table:style-name="ce2">
            <text:p>11323261</text:p>
          </table:table-cell>
          <table:table-cell office:value-type="float" office:value="24200509" table:style-name="ce1">
            <text:p>2420050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Nice</text:span><text:span text:style-name="T1"><text:s/>Prince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和昇帝景飯店</text:span></text:p>
          </table:table-cell>
          <table:table-cell office:value-type="string" table:style-name="ce2">
            <text:p>Others</text:p>
          </table:table-cell>
          <table:table-cell office:value-type="float" office:value="60" table:style-name="ce2">
            <text:p>60</text:p>
          </table:table-cell>
          <table:table-cell office:value-type="float" office:value="985" table:style-name="ce2">
            <text:p>985</text:p>
          </table:table-cell>
          <table:table-cell office:value-type="string" table:style-name="ce2">
            <text:p><text:span text:style-name="T1">54.72%</text:span></text:p>
          </table:table-cell>
          <table:table-cell office:value-type="float" office:value="2529" table:style-name="ce2">
            <text:p>2529</text:p>
          </table:table-cell>
          <table:table-cell office:value-type="float" office:value="2490583" table:style-name="ce2">
            <text:p>2490583</text:p>
          </table:table-cell>
          <table:table-cell office:value-type="float" office:value="1500" table:style-name="ce2">
            <text:p>1500</text:p>
          </table:table-cell>
          <table:table-cell office:value-type="float" office:value="2492950" table:style-name="ce1">
            <text:p>24929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ake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瓏⼭林台北中和飯店</text:span></text:p>
          </table:table-cell>
          <table:table-cell office:value-type="string" table:style-name="ce2">
            <text:p>Others</text:p>
          </table:table-cell>
          <table:table-cell office:value-type="float" office:value="126" table:style-name="ce2">
            <text:p>126</text:p>
          </table:table-cell>
          <table:table-cell office:value-type="float" office:value="1110" table:style-name="ce2">
            <text:p>1110</text:p>
          </table:table-cell>
          <table:table-cell office:value-type="string" table:style-name="ce2">
            <text:p><text:span text:style-name="T1">29.37%</text:span></text:p>
          </table:table-cell>
          <table:table-cell office:value-type="float" office:value="2731" table:style-name="ce2">
            <text:p>2731</text:p>
          </table:table-cell>
          <table:table-cell office:value-type="float" office:value="3031854" table:style-name="ce2">
            <text:p>3031854</text:p>
          </table:table-cell>
          <table:table-cell office:value-type="float" office:value="2242838" table:style-name="ce2">
            <text:p>2242838</text:p>
          </table:table-cell>
          <table:table-cell office:value-type="float" office:value="6061053" table:style-name="ce1">
            <text:p>606105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RSL</text:span><text:span text:style-name="T1"><text:s/>Hotel</text:span><text:span text:style-name="T1"><text:s/>Taipei</text:span><text:span text:style-name="T1"><text:s/>Zhonghe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碧特弗⼤飯店</text:span></text:p>
          </table:table-cell>
          <table:table-cell office:value-type="string" table:style-name="ce2">
            <text:p>Others</text:p>
          </table:table-cell>
          <table:table-cell office:value-type="float" office:value="54" table:style-name="ce2">
            <text:p>54</text:p>
          </table:table-cell>
          <table:table-cell office:value-type="float" office:value="989" table:style-name="ce2">
            <text:p>989</text:p>
          </table:table-cell>
          <table:table-cell office:value-type="string" table:style-name="ce2">
            <text:p><text:span text:style-name="T1">61.05%</text:span></text:p>
          </table:table-cell>
          <table:table-cell office:value-type="float" office:value="1930" table:style-name="ce2">
            <text:p>1930</text:p>
          </table:table-cell>
          <table:table-cell office:value-type="float" office:value="1908639" table:style-name="ce2">
            <text:p>1908639</text:p>
          </table:table-cell>
          <table:table-cell office:value-type="float" office:value="100601" table:style-name="ce2">
            <text:p>100601</text:p>
          </table:table-cell>
          <table:table-cell office:value-type="float" office:value="2009240" table:style-name="ce1">
            <text:p>200924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美麗春天⼤飯店</text:span></text:p>
          </table:table-cell>
          <table:table-cell office:value-type="string" table:style-name="ce2">
            <text:p>Others</text:p>
          </table:table-cell>
          <table:table-cell office:value-type="float" office:value="34" table:style-name="ce2">
            <text:p>34</text:p>
          </table:table-cell>
          <table:table-cell office:value-type="float" office:value="623" table:style-name="ce2">
            <text:p>623</text:p>
          </table:table-cell>
          <table:table-cell office:value-type="string" table:style-name="ce2">
            <text:p><text:span text:style-name="T1">61.08%</text:span></text:p>
          </table:table-cell>
          <table:table-cell office:value-type="float" office:value="1950" table:style-name="ce2">
            <text:p>1950</text:p>
          </table:table-cell>
          <table:table-cell office:value-type="float" office:value="1215157" table:style-name="ce2">
            <text:p>1215157</text:p>
          </table:table-cell>
          <table:table-cell office:value-type="float" office:value="133355" table:style-name="ce2">
            <text:p>133355</text:p>
          </table:table-cell>
          <table:table-cell office:value-type="float" office:value="1348512" table:style-name="ce1">
            <text:p>13485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eautiful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遠百企業觀光旅館</text:span></text:p>
          </table:table-cell>
          <table:table-cell office:value-type="string" table:style-name="ce2">
            <text:p>Others</text:p>
          </table:table-cell>
          <table:table-cell office:value-type="float" office:value="40" table:style-name="ce2">
            <text:p>40</text:p>
          </table:table-cell>
          <table:table-cell office:value-type="float" office:value="74" table:style-name="ce2">
            <text:p>74</text:p>
          </table:table-cell>
          <table:table-cell office:value-type="string" table:style-name="ce2">
            <text:p><text:span text:style-name="T1">6.17%</text:span></text:p>
          </table:table-cell>
          <table:table-cell office:value-type="float" office:value="1011" table:style-name="ce2">
            <text:p>1011</text:p>
          </table:table-cell>
          <table:table-cell office:value-type="float" office:value="74800" table:style-name="ce2">
            <text:p>74800</text:p>
          </table:table-cell>
          <table:table-cell office:value-type="float" office:value="0" table:style-name="ce2">
            <text:p>0</text:p>
          </table:table-cell>
          <table:table-cell office:value-type="float" office:value="74800" table:style-name="ce1">
            <text:p>7480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Far</text:span><text:span text:style-name="T1"><text:s/>Eastem</text:span><text:span text:style-name="T1"><text:s/>Geant</text:span><text:span text:style-name="T1"><text:s/>Tourist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幼獅⼤飯店</text:span></text:p>
          </table:table-cell>
          <table:table-cell office:value-type="string" table:style-name="ce2">
            <text:p>Others</text:p>
          </table:table-cell>
          <table:table-cell office:value-type="float" office:value="55" table:style-name="ce2">
            <text:p>55</text:p>
          </table:table-cell>
          <table:table-cell office:value-type="float" office:value="298" table:style-name="ce2">
            <text:p>298</text:p>
          </table:table-cell>
          <table:table-cell office:value-type="string" table:style-name="ce2">
            <text:p><text:span text:style-name="T1">18.06%</text:span></text:p>
          </table:table-cell>
          <table:table-cell office:value-type="float" office:value="1673" table:style-name="ce2">
            <text:p>1673</text:p>
          </table:table-cell>
          <table:table-cell office:value-type="float" office:value="498630" table:style-name="ce2">
            <text:p>498630</text:p>
          </table:table-cell>
          <table:table-cell office:value-type="float" office:value="0" table:style-name="ce2">
            <text:p>0</text:p>
          </table:table-cell>
          <table:table-cell office:value-type="float" office:value="522250" table:style-name="ce1">
            <text:p>52225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ion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⼭泉⼤飯店</text:span></text:p>
          </table:table-cell>
          <table:table-cell office:value-type="string" table:style-name="ce2">
            <text:p>Others</text:p>
          </table:table-cell>
          <table:table-cell office:value-type="float" office:value="167" table:style-name="ce2">
            <text:p>167</text:p>
          </table:table-cell>
          <table:table-cell office:value-type="float" office:value="2790" table:style-name="ce2">
            <text:p>2790</text:p>
          </table:table-cell>
          <table:table-cell office:value-type="string" table:style-name="ce2">
            <text:p><text:span text:style-name="T1">55.69%</text:span></text:p>
          </table:table-cell>
          <table:table-cell office:value-type="float" office:value="1725" table:style-name="ce2">
            <text:p>1725</text:p>
          </table:table-cell>
          <table:table-cell office:value-type="float" office:value="4811356" table:style-name="ce2">
            <text:p>4811356</text:p>
          </table:table-cell>
          <table:table-cell office:value-type="float" office:value="890381" table:style-name="ce2">
            <text:p>890381</text:p>
          </table:table-cell>
          <table:table-cell office:value-type="float" office:value="6001828" table:style-name="ce1">
            <text:p>600182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Sun</text:span><text:span text:style-name="T1"><text:s/>Spring</text:span><text:span text:style-name="T1"><text:s/>Resort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悅川酒店</text:span></text:p>
          </table:table-cell>
          <table:table-cell office:value-type="string" table:style-name="ce2">
            <text:p>Others</text:p>
          </table:table-cell>
          <table:table-cell office:value-type="float" office:value="103" table:style-name="ce2">
            <text:p>103</text:p>
          </table:table-cell>
          <table:table-cell office:value-type="float" office:value="2391" table:style-name="ce2">
            <text:p>2391</text:p>
          </table:table-cell>
          <table:table-cell office:value-type="string" table:style-name="ce2">
            <text:p><text:span text:style-name="T1">77.38%</text:span></text:p>
          </table:table-cell>
          <table:table-cell office:value-type="float" office:value="2751" table:style-name="ce2">
            <text:p>2751</text:p>
          </table:table-cell>
          <table:table-cell office:value-type="float" office:value="6576543" table:style-name="ce2">
            <text:p>6576543</text:p>
          </table:table-cell>
          <table:table-cell office:value-type="float" office:value="6144744" table:style-name="ce2">
            <text:p>6144744</text:p>
          </table:table-cell>
          <table:table-cell office:value-type="float" office:value="13122667" table:style-name="ce1">
            <text:p>1312266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The</text:span><text:span text:style-name="T1"><text:s/>Walden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台東桂⽥喜來登酒店</text:span></text:p>
          </table:table-cell>
          <table:table-cell office:value-type="string" table:style-name="ce2">
            <text:p>Others</text:p>
          </table:table-cell>
          <table:table-cell office:value-type="float" office:value="290" table:style-name="ce2">
            <text:p>290</text:p>
          </table:table-cell>
          <table:table-cell office:value-type="float" office:value="3510" table:style-name="ce2">
            <text:p>3510</text:p>
          </table:table-cell>
          <table:table-cell office:value-type="string" table:style-name="ce2">
            <text:p><text:span text:style-name="T1">40.34%</text:span></text:p>
          </table:table-cell>
          <table:table-cell office:value-type="float" office:value="2939" table:style-name="ce2">
            <text:p>2939</text:p>
          </table:table-cell>
          <table:table-cell office:value-type="float" office:value="10316994" table:style-name="ce2">
            <text:p>10316994</text:p>
          </table:table-cell>
          <table:table-cell office:value-type="float" office:value="11408339" table:style-name="ce2">
            <text:p>11408339</text:p>
          </table:table-cell>
          <table:table-cell office:value-type="float" office:value="22560171" table:style-name="ce1">
            <text:p>2256017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QUEENAPLAZA</text:span><text:span text:style-name="T1"><text:s/>HOTEL</text:span><text:span text:style-name="T1"><text:s/>TAITUNG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寶華⼤飯店</text:span></text:p>
          </table:table-cell>
          <table:table-cell office:value-type="string" table:style-name="ce2">
            <text:p>Others</text:p>
          </table:table-cell>
          <table:table-cell office:value-type="float" office:value="78" table:style-name="ce2">
            <text:p>78</text:p>
          </table:table-cell>
          <table:table-cell office:value-type="float" office:value="1032" table:style-name="ce2">
            <text:p>1032</text:p>
          </table:table-cell>
          <table:table-cell office:value-type="string" table:style-name="ce2">
            <text:p><text:span text:style-name="T1">44.10%</text:span></text:p>
          </table:table-cell>
          <table:table-cell office:value-type="float" office:value="1636" table:style-name="ce2">
            <text:p>1636</text:p>
          </table:table-cell>
          <table:table-cell office:value-type="float" office:value="1688864" table:style-name="ce2">
            <text:p>1688864</text:p>
          </table:table-cell>
          <table:table-cell office:value-type="float" office:value="0" table:style-name="ce2">
            <text:p>0</text:p>
          </table:table-cell>
          <table:table-cell office:value-type="float" office:value="1690864" table:style-name="ce1">
            <text:p>169086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Bowa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⻑榮桂冠酒店</text:span><text:span text:style-name="T1">(</text:span><text:span text:style-name="T2">基隆</text:span><text:span text:style-name="T1">)</text:span></text:p>
          </table:table-cell>
          <table:table-cell office:value-type="string" table:style-name="ce2">
            <text:p>Others</text:p>
          </table:table-cell>
          <table:table-cell office:value-type="float" office:value="140" table:style-name="ce2">
            <text:p>140</text:p>
          </table:table-cell>
          <table:table-cell office:value-type="float" office:value="3432" table:style-name="ce2">
            <text:p>3432</text:p>
          </table:table-cell>
          <table:table-cell office:value-type="string" table:style-name="ce2">
            <text:p><text:span text:style-name="T1">81.71%</text:span></text:p>
          </table:table-cell>
          <table:table-cell office:value-type="float" office:value="2424" table:style-name="ce2">
            <text:p>2424</text:p>
          </table:table-cell>
          <table:table-cell office:value-type="float" office:value="8317685" table:style-name="ce2">
            <text:p>8317685</text:p>
          </table:table-cell>
          <table:table-cell office:value-type="float" office:value="5034616" table:style-name="ce2">
            <text:p>5034616</text:p>
          </table:table-cell>
          <table:table-cell office:value-type="float" office:value="16157022" table:style-name="ce1">
            <text:p>1615702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Evergreen</text:span><text:span text:style-name="T1"><text:s/>Laurel</text:span><text:span text:style-name="T1"><text:s/>Hotel</text:span><text:span text:style-name="T1"><text:s/>(Keelung)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鈺通⼤飯店</text:span></text:p>
          </table:table-cell>
          <table:table-cell office:value-type="string" table:style-name="ce2">
            <text:p>Others</text:p>
          </table:table-cell>
          <table:table-cell office:value-type="float" office:value="120" table:style-name="ce2">
            <text:p>120</text:p>
          </table:table-cell>
          <table:table-cell office:value-type="float" office:value="1840" table:style-name="ce2">
            <text:p>1840</text:p>
          </table:table-cell>
          <table:table-cell office:value-type="string" table:style-name="ce2">
            <text:p><text:span text:style-name="T1">51.11%</text:span></text:p>
          </table:table-cell>
          <table:table-cell office:value-type="float" office:value="1810" table:style-name="ce2">
            <text:p>1810</text:p>
          </table:table-cell>
          <table:table-cell office:value-type="float" office:value="3331263" table:style-name="ce2">
            <text:p>3331263</text:p>
          </table:table-cell>
          <table:table-cell office:value-type="float" office:value="3874212" table:style-name="ce2">
            <text:p>3874212</text:p>
          </table:table-cell>
          <table:table-cell office:value-type="float" office:value="7205475" table:style-name="ce1">
            <text:p>720547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Yuh-Tong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2">陸島酒店</text:span></text:p>
          </table:table-cell>
          <table:table-cell office:value-type="string" table:style-name="ce2">
            <text:p>Others</text:p>
          </table:table-cell>
          <table:table-cell office:value-type="float" office:value="47" table:style-name="ce2">
            <text:p>47</text:p>
          </table:table-cell>
          <table:table-cell office:value-type="float" office:value="405" table:style-name="ce2">
            <text:p>405</text:p>
          </table:table-cell>
          <table:table-cell office:value-type="string" table:style-name="ce2">
            <text:p><text:span text:style-name="T1">28.72%</text:span></text:p>
          </table:table-cell>
          <table:table-cell office:value-type="float" office:value="1834" table:style-name="ce2">
            <text:p>1834</text:p>
          </table:table-cell>
          <table:table-cell office:value-type="float" office:value="742885" table:style-name="ce2">
            <text:p>742885</text:p>
          </table:table-cell>
          <table:table-cell office:value-type="float" office:value="61280" table:style-name="ce2">
            <text:p>61280</text:p>
          </table:table-cell>
          <table:table-cell office:value-type="float" office:value="838165" table:style-name="ce1">
            <text:p>83816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pan text:style-name="T1">LUDAO</text:span><text:span text:style-name="T1"><text:s/>HOTEL</text:span></text:p>
          </table:table-cell>
          <table:table-cell office:value-type="string" table:style-name="ce2">
            <text:p>Other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3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3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Verdana" svg:font-family="Verdana"/>
    <style:font-face style:name="Calibri" svg:font-family="Calibri"/>
    <style:font-face style:name="Arial" svg:font-family="Arial"/>
    <style:font-face style:name="Microsoft JhengHei" svg:font-family="&quot;Microsoft JhengHei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middle" fo:background-color="transparent"/>
      <style:text-properties fo:color="#000000" style:font-name="Verdana" style:font-name-asian="Verdana" style:font-name-complex="Verdana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/>
    <dc:creator>emmayianpan</dc:creator>
    <meta:creation-date>2006-09-13T11:21:51Z</meta:creation-date>
    <dc:date>2021-03-24T19:15:49Z</dc:date>
  </office:meta>
</office:document-meta>
</file>